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enQuanYi Micro Hei" svg:font-family="'WenQuanYi Micro Hei'" style:font-family-generic="system"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automatic-styles>
    <style:style style:name="P1" style:family="paragraph" style:parent-style-name="Normal">
      <style:paragraph-properties fo:break-before="page"/>
    </style:style>
    <style:style style:name="P2" style:family="paragraph" style:parent-style-name="Normal">
      <style:text-properties style:font-name="Arial" fo:font-size="14pt" fo:font-weight="bold" style:font-size-asian="14pt" style:font-weight-asian="bold" style:font-size-complex="14pt" style:font-weight-complex="bold"/>
    </style:style>
    <style:style style:name="P3" style:family="paragraph" style:parent-style-name="Normal">
      <style:text-properties style:font-name="Arial" fo:font-size="13pt" fo:font-weight="bold" officeooo:paragraph-rsid="000b0998" style:font-size-asian="13pt" style:font-weight-asian="bold" style:font-size-complex="13pt" style:font-weight-complex="bold"/>
    </style:style>
    <style:style style:name="P4" style:family="paragraph" style:parent-style-name="Normal">
      <style:text-properties style:font-name="Courier New" fo:font-size="11pt" style:font-name-asian="Courier New" style:font-size-asian="11pt" style:font-name-complex="Courier New" style:font-size-complex="11pt"/>
    </style:style>
    <style:style style:name="P5" style:family="paragraph" style:parent-style-name="Normal">
      <style:paragraph-properties fo:line-height="107%"/>
    </style:style>
    <style:style style:name="P6" style:family="paragraph" style:parent-style-name="Normal">
      <style:paragraph-properties fo:line-height="107%"/>
      <style:text-properties officeooo:paragraph-rsid="000b0998"/>
    </style:style>
    <style:style style:name="P7" style:family="paragraph" style:parent-style-name="Normal">
      <style:paragraph-properties fo:line-height="107%"/>
      <style:text-properties officeooo:paragraph-rsid="000c98cf"/>
    </style:style>
    <style:style style:name="P8" style:family="paragraph" style:parent-style-name="Normal">
      <style:paragraph-properties fo:margin-left="1.251cm" fo:margin-right="0cm" fo:line-height="107%" fo:text-indent="0cm" style:auto-text-indent="false">
        <style:tab-stops/>
      </style:paragraph-properties>
      <style:text-properties fo:font-style="italic" style:font-style-asian="italic" style:font-style-complex="italic"/>
    </style:style>
    <style:style style:name="P9" style:family="paragraph" style:parent-style-name="Normal">
      <style:text-properties fo:font-style="italic" officeooo:paragraph-rsid="000b0998" style:font-style-asian="italic" style:font-style-complex="italic"/>
    </style:style>
    <style:style style:name="P10" style:family="paragraph" style:parent-style-name="Normal">
      <style:paragraph-properties fo:margin-left="2cm" fo:margin-right="0cm" fo:text-indent="0cm" style:auto-text-indent="false" fo:padding="0.049cm" fo:border="0.06pt solid #000000"/>
      <style:text-properties fo:font-style="italic" officeooo:paragraph-rsid="000b0998" style:font-style-asian="italic" style:font-style-complex="italic"/>
    </style:style>
    <style:style style:name="P11" style:family="paragraph" style:parent-style-name="Normal">
      <style:paragraph-properties fo:margin-left="2cm" fo:margin-right="0cm" fo:text-indent="0cm" style:auto-text-indent="false" fo:padding="0.049cm" fo:border="0.06pt solid #000000"/>
      <style:text-properties fo:font-style="italic" fo:font-weight="bold" officeooo:paragraph-rsid="000b0998" style:font-style-asian="italic" style:font-weight-asian="bold" style:font-style-complex="italic" style:font-weight-complex="bold"/>
    </style:style>
    <style:style style:name="P12" style:family="paragraph" style:parent-style-name="Normal">
      <style:paragraph-properties fo:margin-left="0cm" fo:margin-right="0cm" fo:text-indent="1.251cm" style:auto-text-indent="false"/>
    </style:style>
    <style:style style:name="P13" style:family="paragraph" style:parent-style-name="Style2">
      <style:paragraph-properties fo:margin-left="0cm" fo:margin-right="0cm" fo:text-indent="0cm" style:auto-text-indent="false">
        <style:tab-stops>
          <style:tab-stop style:position="1.016cm"/>
        </style:tab-stops>
      </style:paragraph-properties>
    </style:style>
    <style:style style:name="P14" style:family="paragraph" style:parent-style-name="Normal">
      <style:paragraph-properties fo:line-height="107%"/>
      <style:text-properties fo:font-weight="bold" officeooo:paragraph-rsid="000b0998" style:font-weight-asian="bold" style:font-weight-complex="bold"/>
    </style:style>
    <style:style style:name="P15" style:family="paragraph" style:parent-style-name="Normal">
      <style:text-properties fo:font-weight="bold" officeooo:paragraph-rsid="000b0998" style:font-weight-asian="bold" style:font-weight-complex="bold"/>
    </style:style>
    <style:style style:name="P16" style:family="paragraph" style:parent-style-name="Normal">
      <style:text-properties officeooo:paragraph-rsid="000b0998"/>
    </style:style>
    <style:style style:name="P17" style:family="paragraph" style:parent-style-name="Normal">
      <style:paragraph-properties fo:break-before="page"/>
      <style:text-properties officeooo:paragraph-rsid="000b0998"/>
    </style:style>
    <style:style style:name="P18" style:family="paragraph" style:parent-style-name="Normal">
      <style:text-properties officeooo:rsid="000c8106"/>
    </style:style>
    <style:style style:name="P19" style:family="paragraph" style:parent-style-name="Style2">
      <style:text-properties officeooo:rsid="000c8106" officeooo:paragraph-rsid="000c8106"/>
    </style:style>
    <style:style style:name="P20" style:family="paragraph" style:parent-style-name="Normal">
      <style:text-properties officeooo:rsid="000c98cf" officeooo:paragraph-rsid="000c98cf"/>
    </style:style>
    <style:style style:name="P21" style:family="paragraph" style:parent-style-name="Normal">
      <style:paragraph-properties fo:margin-left="2cm" fo:margin-right="0cm" fo:text-indent="0cm" style:auto-text-indent="false" fo:padding="0.049cm" fo:border="0.06pt solid #000000"/>
    </style:style>
    <style:style style:name="P22" style:family="paragraph" style:parent-style-name="Normal">
      <style:paragraph-properties fo:margin-left="1.251cm" fo:margin-right="0cm" fo:text-indent="0cm" style:auto-text-indent="false">
        <style:tab-stops/>
      </style:paragraph-properties>
      <style:text-properties officeooo:paragraph-rsid="000b0998"/>
    </style:style>
    <style:style style:name="P23" style:family="paragraph" style:parent-style-name="Text_20_body">
      <style:text-properties fo:font-size="12pt" officeooo:rsid="000c8106" officeooo:paragraph-rsid="000c8106" style:font-size-asian="10.5pt" style:font-size-complex="12pt"/>
    </style:style>
    <style:style style:name="P24" style:family="paragraph" style:parent-style-name="Text_20_body">
      <style:text-properties fo:font-size="12pt" officeooo:rsid="000c98cf" officeooo:paragraph-rsid="000c98cf" style:font-size-asian="10.5pt" style:font-size-complex="12pt"/>
    </style:style>
    <style:style style:name="P25" style:family="paragraph" style:parent-style-name="Style2">
      <style:text-properties fo:font-size="16pt" officeooo:rsid="000c8106" officeooo:paragraph-rsid="000c98cf" style:font-size-asian="16pt" style:font-size-complex="16pt"/>
    </style:style>
    <style:style style:name="P26" style:family="paragraph" style:parent-style-name="Style2">
      <style:paragraph-properties fo:break-before="page"/>
      <style:text-properties fo:font-size="16pt" officeooo:rsid="000c8106" officeooo:paragraph-rsid="000c98cf" style:font-size-asian="16pt" style:font-size-complex="16pt"/>
    </style:style>
    <style:style style:name="P27" style:family="paragraph" style:parent-style-name="Heading_20_1" style:master-page-name="MP0">
      <style:paragraph-properties style:page-number="auto" fo:break-before="page"/>
    </style:style>
    <style:style style:name="P28" style:family="paragraph" style:parent-style-name="Heading_20_3" style:list-style-name="">
      <style:paragraph-properties fo:keep-together="always" fo:hyphenation-ladder-count="no-limit"/>
      <style:text-properties officeooo:paragraph-rsid="000b0998" fo:hyphenate="false" loext:hyphenation-no-caps="false"/>
    </style:style>
    <style:style style:name="P29" style:family="paragraph" style:parent-style-name="List_20_Paragraph" style:list-style-name="L1"/>
    <style:style style:name="P30" style:family="paragraph" style:parent-style-name="List_20_Paragraph" style:list-style-name="L2">
      <style:paragraph-properties fo:line-height="107%"/>
      <style:text-properties officeooo:rsid="000c8106" officeooo:paragraph-rsid="000c8106"/>
    </style:style>
    <style:style style:name="P31" style:family="paragraph" style:parent-style-name="List_20_Paragraph" style:list-style-name="L2">
      <style:paragraph-properties fo:line-height="107%"/>
      <style:text-properties officeooo:paragraph-rsid="000c8106"/>
    </style:style>
    <style:style style:name="P32" style:family="paragraph" style:parent-style-name="List_20_Paragraph" style:list-style-name="L2">
      <style:paragraph-properties fo:line-height="107%"/>
    </style:style>
    <style:style style:name="P33" style:family="paragraph" style:parent-style-name="List_20_Paragraph" style:list-style-name="L3">
      <style:paragraph-properties fo:line-height="107%"/>
    </style:style>
    <style:style style:name="P34" style:family="paragraph" style:parent-style-name="List_20_Paragraph" style:list-style-name="L4">
      <style:paragraph-properties fo:line-height="107%"/>
    </style:style>
    <style:style style:name="P35" style:family="paragraph" style:parent-style-name="List_20_Paragraph" style:list-style-name="L6">
      <style:paragraph-properties fo:line-height="107%"/>
    </style:style>
    <style:style style:name="P36" style:family="paragraph" style:parent-style-name="List_20_Paragraph" style:list-style-name="L8">
      <style:paragraph-properties fo:line-height="107%"/>
      <style:text-properties officeooo:paragraph-rsid="000b0998"/>
    </style:style>
    <style:style style:name="P37" style:family="paragraph" style:parent-style-name="List_20_Paragraph" style:list-style-name="L10">
      <style:paragraph-properties fo:line-height="107%"/>
      <style:text-properties officeooo:paragraph-rsid="000b0998"/>
    </style:style>
    <style:style style:name="P38" style:family="paragraph" style:parent-style-name="List_20_Paragraph" style:list-style-name="L11">
      <style:paragraph-properties fo:line-height="107%"/>
      <style:text-properties officeooo:paragraph-rsid="000b0998"/>
    </style:style>
    <style:style style:name="P39" style:family="paragraph" style:parent-style-name="List_20_Paragraph" style:list-style-name="L4"/>
    <style:style style:name="P40" style:family="paragraph" style:parent-style-name="List_20_Paragraph" style:list-style-name="L5"/>
    <style:style style:name="P41" style:family="paragraph" style:parent-style-name="List_20_Paragraph" style:list-style-name="L6"/>
    <style:style style:name="P42" style:family="paragraph" style:parent-style-name="List_20_Paragraph" style:list-style-name="L6">
      <style:text-properties officeooo:paragraph-rsid="000c98cf"/>
    </style:style>
    <style:style style:name="P43" style:family="paragraph" style:parent-style-name="List_20_Paragraph" style:list-style-name="L7">
      <style:text-properties officeooo:paragraph-rsid="000b0998"/>
    </style:style>
    <style:style style:name="P44" style:family="paragraph" style:parent-style-name="List_20_Paragraph" style:list-style-name="L8">
      <style:text-properties officeooo:paragraph-rsid="000b0998"/>
    </style:style>
    <style:style style:name="P45" style:family="paragraph" style:parent-style-name="List_20_Paragraph" style:list-style-name="L9">
      <style:text-properties officeooo:paragraph-rsid="000b0998"/>
    </style:style>
    <style:style style:name="P46" style:family="paragraph" style:parent-style-name="Normal" style:list-style-name="L2">
      <style:paragraph-properties fo:line-height="107%"/>
    </style:style>
    <style:style style:name="P47" style:family="paragraph" style:parent-style-name="Normal" style:list-style-name="L12">
      <style:paragraph-properties fo:line-height="107%"/>
      <style:text-properties officeooo:paragraph-rsid="000c98cf"/>
    </style:style>
    <style:style style:name="P48" style:family="paragraph" style:parent-style-name="Normal" style:list-style-name="L12">
      <style:paragraph-properties fo:line-height="107%"/>
      <style:text-properties officeooo:paragraph-rsid="000b0998"/>
    </style:style>
    <style:style style:name="P49" style:family="paragraph" style:parent-style-name="Normal" style:list-style-name="L12">
      <style:paragraph-properties fo:line-height="107%"/>
      <style:text-properties officeooo:rsid="000c98cf" officeooo:paragraph-rsid="000c98cf"/>
    </style:style>
    <style:style style:name="P50" style:family="paragraph" style:parent-style-name="Normal">
      <style:text-properties officeooo:rsid="000c98cf" officeooo:paragraph-rsid="000c98cf"/>
    </style:style>
    <style:style style:name="P51" style:family="paragraph" style:parent-style-name="Normal">
      <style:text-properties officeooo:rsid="000ce109" officeooo:paragraph-rsid="000ce109"/>
    </style:style>
    <style:style style:name="P52" style:family="paragraph" style:parent-style-name="Normal">
      <style:text-properties officeooo:rsid="000e5448" officeooo:paragraph-rsid="000e5448"/>
    </style:style>
    <style:style style:name="P53" style:family="paragraph" style:parent-style-name="Normal">
      <style:text-properties officeooo:rsid="000f5e30" officeooo:paragraph-rsid="000f5e30"/>
    </style:style>
    <style:style style:name="P54" style:family="paragraph" style:parent-style-name="Normal">
      <style:text-properties fo:font-weight="bold" officeooo:rsid="000ce109" officeooo:paragraph-rsid="000ce109" style:font-weight-asian="bold" style:font-weight-complex="bold"/>
    </style:style>
    <style:style style:name="P55" style:family="paragraph" style:parent-style-name="Text_20_body">
      <style:text-properties fo:font-size="12pt" officeooo:rsid="000c8106" officeooo:paragraph-rsid="000c8106" style:font-size-asian="10.5pt" style:font-size-complex="12pt"/>
    </style:style>
    <style:style style:name="P56" style:family="paragraph" style:parent-style-name="Text_20_body">
      <style:text-properties fo:font-size="12pt" officeooo:rsid="0010a743" officeooo:paragraph-rsid="0010a743" style:font-size-asian="10.5pt" style:font-size-complex="12pt"/>
    </style:style>
    <style:style style:name="T1" style:family="text">
      <style:text-properties fo:font-weight="bold" style:font-weight-asian="bold" style:font-weight-complex="bold"/>
    </style:style>
    <style:style style:name="T2" style:family="text">
      <style:text-properties fo:font-weight="bold" officeooo:rsid="000b0998" style:font-weight-asian="bold" style:font-weight-complex="bold"/>
    </style:style>
    <style:style style:name="T3" style:family="text">
      <style:text-properties fo:font-weight="bold" officeooo:rsid="000c98cf" style:font-weight-asian="bold" style:font-weight-complex="bold"/>
    </style:style>
    <style:style style:name="T4" style:family="text">
      <style:text-properties fo:font-weight="bold" officeooo:rsid="00104cf6"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c98cf"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style:text-underline-mode="continuous" style:text-overline-mode="continuous" style:text-line-through-mode="continuous"/>
    </style:style>
    <style:style style:name="T11" style:family="text">
      <style:text-properties fo:color="#ff6600" loext:opacity="100%" fo:font-weight="bold" style:font-weight-asian="bold" style:font-weight-complex="bold"/>
    </style:style>
    <style:style style:name="T12" style:family="text">
      <style:text-properties fo:color="#ff6600" loext:opacity="100%" fo:font-style="italic" fo:font-weight="bold" style:font-style-asian="italic" style:font-weight-asian="bold" style:font-style-complex="italic" style:font-weight-complex="bold"/>
    </style:style>
    <style:style style:name="T13" style:family="text">
      <style:text-properties style:font-name="Courier New" fo:font-size="11pt" style:font-name-asian="Courier New" style:font-size-asian="11pt" style:font-name-complex="Courier New" style:font-size-complex="11pt"/>
    </style:style>
    <style:style style:name="T14" style:family="text">
      <style:text-properties officeooo:rsid="000b0998"/>
    </style:style>
    <style:style style:name="T15" style:family="text">
      <style:text-properties officeooo:rsid="000c8106"/>
    </style:style>
    <style:style style:name="T16" style:family="text">
      <style:text-properties officeooo:rsid="000c98cf"/>
    </style:style>
    <style:style style:name="T17" style:family="text">
      <style:text-properties fo:font-weight="normal" style:font-weight-asian="normal" style:font-weight-complex="normal"/>
    </style:style>
    <style:style style:name="T18" style:family="text">
      <style:text-properties fo:font-weight="normal" officeooo:rsid="000c98cf" style:font-weight-asian="normal" style:font-weight-complex="normal"/>
    </style:style>
    <style:style style:name="T19" style:family="text">
      <style:text-properties officeooo:rsid="000e5448"/>
    </style:style>
    <style:style style:name="T20" style:family="text">
      <style:text-properties officeooo:rsid="000f5e30"/>
    </style:style>
    <style:style style:name="T21" style:family="text">
      <style:text-properties officeooo:rsid="00104cf6"/>
    </style:style>
    <style:style style:name="T22" style:family="text">
      <style:text-properties officeooo:rsid="0010a743"/>
    </style:style>
    <style:style style:name="T23" style:family="text">
      <style:text-properties officeooo:rsid="0011b203"/>
    </style:style>
    <text:list-style style:name="L1">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318cm" fo:margin-left="7.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webAKT Tutorial 2: Creating a simple knowledge base</text:h>
      <text:p text:style-name="P18"/>
      <text:p text:style-name="P18"/>
      <text:h text:style-name="P19" text:outline-level="2">Creating, saving and opening knowledge base files</text:h>
      <text:p text:style-name="Text_20_body"/>
      <text:p text:style-name="P23">In AKT5, the commands for working with knowledge base files were in the same menu (the KB menu) as the commands for working with the currently selected knowledge base.</text:p>
      <text:p text:style-name="P23">In webAKT, these 2 operations are separated into 2 menus: File and KB. <text:s text:c="3"/>This is in accordance with many applications: for example, a word processor uses the File menu for opening and saving documents, and the Edit menu for commands relating to editing the current document. <text:s text:c="2"/></text:p>
      <text:p text:style-name="P24">For the moment, the only command we need from the <text:span text:style-name="T20">F</text:span>ile menu is <text:span text:style-name="T20">N</text:span>ew, to create a new knowledge base.</text:p>
      <text:p text:style-name="P23">* <text:span text:style-name="T16">Select </text:span><text:span text:style-name="T3">New</text:span><text:span text:style-name="T16"> from the </text:span><text:span text:style-name="T3">File</text:span><text:span text:style-name="T16"> menu</text:span></text:p>
      <text:p text:style-name="P23">Creates a new, empty knowledge base file. <text:s/>You will be asked for the name of the knowledge base, but note: this is separate from the name of the file you eventually save the knowledge base in. <text:s text:c="2"/>(Hence, you can have several versions <text:span text:style-name="T16">of the same knowledge base </text:span>save<text:span text:style-name="T16">d</text:span> in file, and it’s up to you to choose suitable names, perhaps numbering or dating them.)</text:p>
      <text:p text:style-name="P23">This command displays a panel allowing you to put in various metadata relating to the knowledge base, e.g. author, location, etc. <text:s text:c="2"/>None of this is obligatory. <text:s text:c="3"/>This panel can also be accessed using the <text:span text:style-name="T1">KB</text:span> &gt; <text:span text:style-name="T1">Metadata</text:span> command.</text:p>
      <text:p text:style-name="P23"><text:line-break/><text:span text:style-name="T4">IMPORTANT NOTE</text:span></text:p>
      <text:p text:style-name="P56">In AKT5, any change you made was added to the currently-loaded knowledge base when you click the Save button in a dialogue window – but it was up to you to save the knowledge base to file periodically to protect against loss of data in the event of e.g. a power cut. <text:s text:c="2"/></text:p>
      <text:p text:style-name="P56">In webaKT, every change you make and record using the Update window in any panel causes the whole knowledge base to be written to your browser’s Local Storage (think of it like a big cookie) on your computer’s hard disk. <text:s text:c="2"/>So you do not needd to save periodically. <text:s text:c="3"/></text:p>
      <text:p text:style-name="P56">Moreover, when you return to webAKT the next day, this save copy is automatically loaded, so you do not need to worry if you forgot to save it to file the day before.</text:p>
      <text:h text:style-name="P25" text:outline-level="2"/>
      <text:h text:style-name="P26" text:outline-level="2">Entering <text:span text:style-name="T16">metadata</text:span></text:h>
      <text:p text:style-name="Text_20_body"/>
      <text:p text:style-name="Normal">* <text:span text:style-name="T16">Select </text:span><text:span text:style-name="T3">Metadata</text:span><text:span text:style-name="T16"> from the </text:span><text:span text:style-name="T3">KB</text:span><text:span text:style-name="T16"> menu (if the Metadata panel is not already open).</text:span></text:p>
      <text:p text:style-name="Normal"/>
      <text:p text:style-name="P51">This opens up a panel with the following text fields:</text:p>
      <text:p text:style-name="P51"/>
      <text:p text:style-name="P54">Project name</text:p>
      <text:p text:style-name="P52">This is the working name used within a group for this project. <text:s text:c="2"/>Unlike AKT5, this has no formal correspndence with the saved file(s). <text:s/>It is editable, but it is up to you to ensure consistency with other versions of the knowledge base that have been or will be saved to file.</text:p>
      <text:p text:style-name="P51"/>
      <text:p text:style-name="P51"><text:span text:style-name="T1">File name</text:span> <text:span text:style-name="T19">(read-only)</text:span></text:p>
      <text:p text:style-name="P52">This is the name of the file that the knowledge base has been loaded from. <text:s text:c="2"/>It is read-only, because the file name is only relevant when you save to or load from a file.</text:p>
      <text:p text:style-name="P51"/>
      <text:p text:style-name="P54">Title of the knowledge base</text:p>
      <text:p text:style-name="P52">A descriptive title.</text:p>
      <text:p text:style-name="P51"/>
      <text:p text:style-name="P54">Description</text:p>
      <text:p text:style-name="P52"><text:span text:style-name="T22">A </text:span>more detailed description of the knowledge base (reasons, context etc).</text:p>
      <text:p text:style-name="P51"/>
      <text:p text:style-name="P54">Author<text:span text:style-name="T19">(s)</text:span> of knowledge base</text:p>
      <text:p text:style-name="P53">Free text listing of the people who have contributed to creating and maintaining the knowledge base (subject to <text:span text:style-name="T22">data protection</text:span> restrictions).</text:p>
      <text:p text:style-name="P51"/>
      <text:p text:style-name="P53">The following are self-explanatory:</text:p>
      <text:p text:style-name="P54">A<text:span text:style-name="T22">ck</text:span>nowledgements</text:p>
      <text:p text:style-name="P51"><text:span text:style-name="T1">Associated documentation</text:span></text:p>
      <text:p text:style-name="P51"><text:span text:style-name="T1">Study area</text:span></text:p>
      <text:p text:style-name="P51"><text:span text:style-name="T1">Methods</text:span></text:p>
      <text:p text:style-name="P54">Timing</text:p>
      <text:p text:style-name="P51"/>
      <text:p text:style-name="P20"/>
      <text:p text:style-name="P20">* Enter text into the various edit fields. <text:s text:c="2"/>Note that none of this is ob<text:span text:style-name="T20">l</text:span>igatory.</text:p>
      <text:p text:style-name="P20"/>
      <text:p text:style-name="P20">* Click the <text:span text:style-name="T1">Update</text:span> button to update the <text:s/>knowledge base</text:p>
      <text:p text:style-name="P20">Note that, throughout webAKT, no additions to the current knowledge base are stored unless you click the Update button. <text:s/><text:span text:style-name="T23">See Note 2.</text:span></text:p>
      <text:p text:style-name="P20"/>
      <text:p text:style-name="P20"/>
      <text:p text:style-name="P53">Note 1: <text:span text:style-name="T21">I</text:span>n AKT5, knowledge base metadata is entered into a memo, albeit a special one which, unlike all other memos, has various fields in it. <text:s text:c="2"/>In webAKT, <text:span text:style-name="T21">t</text:span>he metadata component is treated as a top-level element, like the collection of statements or sources. <text:s text:c="2"/></text:p>
      <text:p text:style-name="P53"/>
      <text:p text:style-name="P53">Note 2: <text:span text:style-name="T21">In almost all computer programs or applications that allow you to save to a document to or load it from a file, the file name is the unique identifier for a particulat document, or a particular version of one. <text:s text:c="2"/>It is up to the person saving the file to give it a menaingful name. <text:s text:c="2"/>The same is true for webAKT.</text:span></text:p>
      <text:p text:style-name="P53"/>
      <text:p text:style-name="P53"/>
      <text:p text:style-name="P53"/>
      <text:p text:style-name="P1"/>
      <text:h text:style-name="Style2" text:outline-level="2">Entering sources</text:h>
      <text:p text:style-name="P2"/>
      <text:p text:style-name="Normal">In webAKT Tutorial 1, we looked at <text:span text:style-name="Default_20_Paragraph_20_Font"><text:span text:style-name="T10">statements before sources</text:span></text:span>, since statements are the primary form of information – that’s why we create a knowledge base in the first place. <text:s text:c="2"/>However, when you are <text:span text:style-name="T9">creating</text:span> a knowledge base, it is good practice to enter <text:span text:style-name="Default_20_Paragraph_20_Font"><text:span text:style-name="T10">sources before statements</text:span></text:span>. <text:s text:c="2"/>This makes it easier to attach a source to each statement, and reduces the risk of having some unattributed statements. <text:s text:c="2"/>Unlike AKT5, it is not mandatory to attach a source to a statement, which makes it a good idea to develop the habit of setting up your sources first.</text:p>
      <text:p text:style-name="Normal"/>
      <text:p text:style-name="Normal">In the present context, we have just one source, the paper by Bandy et al, so we will enter that. <text:s text:c="2"/>Typically, most of your statements will come from local farmers, so you will have multiple sources.</text:p>
      <text:p text:style-name="Normal"/>
      <text:p text:style-name="Normal"/>
      <text:p text:style-name="Normal">* Select <text:span text:style-name="Default_20_Paragraph_20_Font"><text:span text:style-name="T1">Sources</text:span></text:span> from the <text:span text:style-name="Default_20_Paragraph_20_Font"><text:span text:style-name="T1">KB</text:span></text:span> menu.</text:p>
      <text:p text:style-name="Normal">This opens up the <text:span text:style-name="Default_20_Paragraph_20_Font"><text:span text:style-name="T1">sources</text:span></text:span> panel. <text:s/>Initially, the listbox listing the sources will be empty, but will display each source as you add it.</text:p>
      <text:p text:style-name="Normal"/>
      <text:p text:style-name="Normal">* Click on the <text:span text:style-name="Default_20_Paragraph_20_Font"><text:span text:style-name="T1">New</text:span></text:span> button.</text:p>
      <text:p text:style-name="Normal">This opens up the <text:span text:style-name="Default_20_Paragraph_20_Font"><text:span text:style-name="T1">source_details</text:span></text:span> panel.</text:p>
      <text:p text:style-name="Normal"/>
      <text:p text:style-name="Normal">* Click on the <text:span text:style-name="Default_20_Paragraph_20_Font"><text:span text:style-name="T1">Type </text:span></text:span>drop-down menu (currently displaying Person), and select <text:span text:style-name="Default_20_Paragraph_20_Font"><text:span text:style-name="T1">Reference.</text:span></text:span></text:p>
      <text:p text:style-name="Normal">Note that the form fields change from ones appropriate for an interview to <text:span text:style-name="T16">those</text:span> appropriate for a published reference.<text:line-break/></text:p>
      <text:p text:style-name="Normal">* Enter an <text:span text:style-name="Default_20_Paragraph_20_Font"><text:span text:style-name="T1">ID </text:span></text:span>for this reference.</text:p>
      <text:p text:style-name="Normal">This can be anything you want, limited to alphanumeric characters and the underscore character. <text:s/>It is good practice to make this related to the author(s) name(s) in the reference, so that you can recognise the source if you just see its ID (in a list of sources). <text:s text:c="3"/>In this case, <text:span text:style-name="T1">bandy</text:span> would be a suitable ID. <text:s text:c="2"/>In the unlikely event that you enter an ID that is already in use for a source, then webAKT will require you to choose another one.</text:p>
      <text:p text:style-name="Normal"/>
      <text:p text:style-name="P11">Important note for people migrating from AKT5: </text:p>
      <text:p text:style-name="P10">AKT5 <text:span text:style-name="T16">automatically </text:span>composed an ID for a source from a name, year and possible suffix (and a location if a Person (interview) source. <text:s text:c="2"/>This made for quite a long ID, with only the name really contributing to making the ID unique. <text:s text:c="2"/>The present approach is intended to simplify the process of providing an ID that is short yet distinguishable, <text:span text:style-name="T16">and meaningful to the knowledge base creator</text:span>. <text:s text:c="2"/></text:p>
      <text:p text:style-name="Normal"/>
      <text:p text:style-name="Normal">* Enter the relevant information for the other fields. <text:s text:c="2"/>In this case, it is:<text:line-break/> <text:s text:c="15"/>name: Bandy,D.E., Garrity,D.P. and Sanchez,P.A.</text:p>
      <text:p text:style-name="Normal"><text:s text:c="16"/>title: The worldwide problem of slash-and-burn agriculture</text:p>
      <text:p text:style-name="Normal"><text:s text:c="16"/>publication: Agroforestry Today</text:p>
      <text:p text:style-name="Normal"><text:s text:c="16"/>volume: 3</text:p>
      <text:p text:style-name="Normal"><text:s text:c="16"/>number: 5</text:p>
      <text:p text:style-name="Normal"><text:s text:c="16"/>pages: 2-6</text:p>
      <text:p text:style-name="Normal"/>
      <text:p text:style-name="Normal">* Click on the <text:span text:style-name="Default_20_Paragraph_20_Font"><text:span text:style-name="T1">Update</text:span></text:span> button.</text:p>
      <text:p text:style-name="Normal">You will see the ID of the source listed in the <text:span text:style-name="Default_20_Paragraph_20_Font"><text:span text:style-name="T1">sources</text:span></text:span> listbox.</text:p>
      <text:p text:style-name="Normal"/>
      <text:p text:style-name="P21"><text:soft-page-break/><text:span text:style-name="Default_20_Paragraph_20_Font"><text:span text:style-name="T12">Warning! </text:span></text:span><text:span text:style-name="T5"><text:s text:c="2"/>You must press the </text:span><text:span text:style-name="Default_20_Paragraph_20_Font"><text:span text:style-name="T8">Update </text:span></text:span><text:span text:style-name="T5">button before closing this panel, otherwise the statement you have entered (or any other change you have made) will be lost, and you will have to type it again!</text:span></text:p>
      <text:p text:style-name="Normal"/>
      <text:p text:style-name="Normal"/>
      <text:p text:style-name="P1"/>
      <text:h text:style-name="Style2" text:outline-level="2">Entering statements – <text:span text:style-name="T14">the text-based method</text:span></text:h>
      <text:p text:style-name="Normal"/>
      <text:p text:style-name="Normal">We are now in a position to enter the statements we have obtained. <text:s text:c="2"/>In this tutorial, we will enter the statements that we have extracted from the Bandy<text:span text:style-name="Default_20_Paragraph_20_Font"><text:span text:style-name="T5"> et al</text:span></text:span> reference.</text:p>
      <text:p text:style-name="Normal"/>
      <text:p text:style-name="Normal"><text:span text:style-name="T14">The original </text:span>AKT5 provided two methods for entering statements:</text:p>
      <text:list xml:id="list2360169056" text:style-name="L1">
        <text:list-item>
          <text:p text:style-name="P29"><text:span text:style-name="T14">the </text:span><text:span text:style-name="T2">text-based method</text:span>, <text:span text:style-name="T14">in which statements are expressed directly in AKT’s</text:span> formal grammar, and</text:p>
        </text:list-item>
        <text:list-item>
          <text:p text:style-name="P29"><text:span text:style-name="T14">the </text:span><text:span text:style-name="T2">diagramming method</text:span><text:span text:style-name="T14">, </text:span>for causal statements, by drawing a link between two nodes on a diagram, where each node represents the cause or effect term for the statement.</text:p>
        </text:list-item>
      </text:list>
      <text:p text:style-name="Normal"/>
      <text:p text:style-name="Normal">webAKT supplements these with a third method – the <text:span text:style-name="T1">statement template method</text:span>. <text:s/>This allows statements to be entered using a template form, which simplifies the task by reducing the need for the user to memorise the various syntactic forms that a statement can take. <text:s text:c="2"/></text:p>
      <text:p text:style-name="Normal"/>
      <text:p text:style-name="Normal">Th<text:span text:style-name="T16">is </text:span>section will take you through <text:span text:style-name="T14">the text-based method. <text:s/>This is AKT’s native method, since statements are expressed directly in AKT’s formal syntax, and is the most generic, since any valid AKT formal statement can be expressed. <text:s text:c="3"/>The template method and the diagramming method are left till the end of this tutorial, so as to not interrupt the flow of learning about the other steps involved in creating a knowledge base. <text:s/>But if you do want to jump ahead and explore them, feel free, since they are simply alternative ways of entering statements.</text:span></text:p>
      <text:p text:style-name="Normal"/>
      <text:p text:style-name="Normal"/>
      <text:p text:style-name="Normal">1. Select <text:span text:style-name="Default_20_Paragraph_20_Font"><text:span text:style-name="T1">Statements</text:span></text:span> from the <text:span text:style-name="Default_20_Paragraph_20_Font"><text:span text:style-name="T1">KB</text:span></text:span> menu.</text:p>
      <text:p text:style-name="Normal">This opens up the <text:span text:style-name="Default_20_Paragraph_20_Font"><text:span text:style-name="T1">statements</text:span></text:span> panel. <text:s/>Initially, the listbox listing the statements will be empty, but will display each statement as you add it.</text:p>
      <text:p text:style-name="Normal"/>
      <text:p text:style-name="Normal">2. Click on the <text:span text:style-name="Default_20_Paragraph_20_Font"><text:span text:style-name="T1">New</text:span></text:span> button.</text:p>
      <text:p text:style-name="Normal">This opens up the <text:span text:style-name="Default_20_Paragraph_20_Font"><text:span text:style-name="T1">statement_details</text:span></text:span> panel.</text:p>
      <text:p text:style-name="Normal"/>
      <text:p text:style-name="Normal">3. Enter the formal version of the statement into the <text:span text:style-name="Default_20_Paragraph_20_Font"><text:span text:style-name="T1">Formal Language</text:span></text:span> box. </text:p>
      <text:p text:style-name="P4">action(burning,site) causes1way att_value(pests,numbers,decrease)</text:p>
      <text:p text:style-name="Normal"/>
      <text:p text:style-name="Normal">Note the <text:span text:style-name="T16">vertical </text:span>bar on the right-hand side of this box. <text:s text:c="2"/>Initially, as you type, it is red. <text:s text:c="2"/>When the statement or partial statement is syntactically correct according to the AKT grammar, it changes to green. <text:s text:c="2"/>Note that, when you enter a conditional statement (with the first part of the statement followed by the word IF), it turns to green when y<text:span text:style-name="T14">o</text:span>u have entered the part before the word IF, then changes to red again until you have entered the complete statement. <text:s/>If it remains red when you have finished entering the statement, then you have made a mistake: check carefully, and correct it.</text:p>
      <text:p text:style-name="Normal"/>
      <text:p text:style-name="Normal">5. Click on the <text:span text:style-name="Default_20_Paragraph_20_Font"><text:span text:style-name="T1">Add source</text:span></text:span> button.</text:p>
      <text:p text:style-name="Normal"/>
      <text:p text:style-name="Normal">6. In the <text:span text:style-name="T16">s</text:span><text:span text:style-name="T1">ources</text:span> panel that opens up, select the reference source you have previously added.</text:p>
      <text:p text:style-name="Normal">It should now <text:span text:style-name="T16">have been</text:span> added in the <text:span text:style-name="Default_20_Paragraph_20_Font"><text:span text:style-name="T1">Source </text:span></text:span>listbox in the <text:span text:style-name="Default_20_Paragraph_20_Font"><text:span text:style-name="T1">statement_details</text:span></text:span> panel.</text:p>
      <text:p text:style-name="Normal"><text:s text:c="2"/></text:p>
      <text:p text:style-name="Normal">7. When you are satisfied, click on the <text:span text:style-name="Default_20_Paragraph_20_Font"><text:span text:style-name="T1">Update</text:span></text:span> button.</text:p>
      <text:p text:style-name="Normal">This will update the statements stored in the loaded knowledge base. <text:s text:c="3"/>Look at the <text:span text:style-name="T16">s</text:span><text:span text:style-name="Default_20_Paragraph_20_Font"><text:span text:style-name="T1">tatements </text:span></text:span>panel, and you will see that the list of statements in the listbox has been automatically updated.</text:p>
      <text:p text:style-name="Normal"/>
      <text:p text:style-name="P21"><text:soft-page-break/><text:span text:style-name="Default_20_Paragraph_20_Font"><text:span text:style-name="T11">Warning! </text:span></text:span><text:s text:c="2"/>You must press the <text:span text:style-name="Default_20_Paragraph_20_Font"><text:span text:style-name="T1">Update </text:span></text:span>button before closing this panel, otherwise the statement you have entered (or any other change you have made) will be lost, and you will have to type it again!</text:p>
      <text:p text:style-name="Normal"/>
      <text:p text:style-name="Normal">6. Repeat steps 2 to 5 for the other 15 statements in the above table.</text:p>
      <text:p text:style-name="Normal"><text:span text:style-name="Default_20_Paragraph_20_Font"><text:span text:style-name="T1">Note1</text:span></text:span>: If you are viewing this tutorial on a computer, you can simply copy-and-paste the formal version of the statement from the above table into the <text:span text:style-name="Default_20_Paragraph_20_Font"><text:span text:style-name="T1">Formal language</text:span></text:span> box in the <text:span text:style-name="Default_20_Paragraph_20_Font"><text:span text:style-name="T1">statement_detail</text:span></text:span>s form. <text:s/>Remember to press the <text:span text:style-name="Default_20_Paragraph_20_Font"><text:span text:style-name="T1">Update </text:span></text:span>button each time!</text:p>
      <text:p text:style-name="Normal"><text:span text:style-name="Default_20_Paragraph_20_Font"><text:span text:style-name="T1">Note 2</text:span></text:span>: The source you entered for the previous statement is still shown in the <text:span text:style-name="Default_20_Paragraph_20_Font"><text:span text:style-name="T1">Sources </text:span></text:span>listbox. <text:s text:c="2"/>This is based on the assumption that mostly the investigator creating a knowledge base will be entering multiple statements from the same source. <text:s text:c="2"/>If the source has changed, then simply select it in the listbox, and click on the <text:span text:style-name="Default_20_Paragraph_20_Font"><text:span text:style-name="T1">Remove source</text:span></text:span> button.</text:p>
      <text:p text:style-name="Normal"/>
      <text:p text:style-name="Normal">7. Save your knowledge base<text:line-break/>Click in the <text:span text:style-name="Default_20_Paragraph_20_Font"><text:span text:style-name="T1">File </text:span></text:span>menu, and select the <text:span text:style-name="Default_20_Paragraph_20_Font"><text:span text:style-name="T1">Save as</text:span></text:span> command. </text:p>
      <text:p text:style-name="Normal"><text:span text:style-name="Default_20_Paragraph_20_Font"><text:span text:style-name="T1">Note 1</text:span></text:span>: For browser security reasons, a simple <text:span text:style-name="Default_20_Paragraph_20_Font"><text:span text:style-name="T1">Save </text:span></text:span>command is not available in web-based applications, so you have to use the <text:span text:style-name="T3">Save as</text:span> <text:span text:style-name="T16">command</text:span>. <text:s/>Click the <text:span text:style-name="T1">Save</text:span> button in the dialogue window when you have checked the directory and provided a suitable file name.</text:p>
      <text:p text:style-name="Normal"><text:span text:style-name="Default_20_Paragraph_20_Font"><text:span text:style-name="T1">Note 2</text:span></text:span>: The name of the file you choose to save the knowledge base in is the important name. <text:s text:c="2"/>The name you have given to the knowledge base when you first created it is an informal label. <text:s/>So, as with many other applications (like Word or Excel), you can save the same document, or some version of it, in various files. <text:s/>It is up to you to use a sensible naming convention and keep track of what is what. <text:s/>This makes it easy to maintain some sort of versioning system as you develop a particular knowledge base.</text:p>
      <text:p text:style-name="P18"/>
      <text:p text:style-name="P1"/>
      <text:h text:style-name="Style2" text:outline-level="2">Editing and entering formal terms</text:h>
      <text:p text:style-name="P5"/>
      <text:p text:style-name="P5">Formal terms are the words you provide in statements which are specific to your context. <text:s text:c="2"/>These include the names of objects (e.g. maize), parts of object (e.g. leaf), processes (e.g. erosion), actions (e.g. harvesting), attributes (e.g. height), and values of attributes (e.g. high or 60_cm).</text:p>
      <text:p text:style-name="P5"/>
      <text:p text:style-name="P5">Your knowledge base maintains a glossary, or dictionary, of the formal terms you use in your statements. <text:s text:c="3"/>There are <text:span text:style-name="T16">two</text:span> main reasons for this. <text:s text:c="2"/>The first is so that you can provide extra information about a term, such as a list of synonyms, or a memo describing/defining it in more detail. <text:s text:c="2"/>The second is to help ensure that consistency – using the same term for the same concept throughout the knowledge base. <text:s/></text:p>
      <text:p text:style-name="P5"/>
      <text:p text:style-name="P5">Terms are added to the formal terms glossary in two ways. <text:s text:c="2"/>One you have used already: when you enter a new statement (using any of the 3 methods <text:span text:style-name="T16">mentioned</text:span> above), webAKT extracts the various terms in the statement, analyses their type from their grammatical role in the statement, and adds them to the glossary behind the scenes. <text:s text:c="2"/>In this case the software knows nothing about the formal term apart from what it can infer from the statement <text:span text:style-name="T15">(this includes its grammatical role, e.g. object, attribute)</text:span>, though you can elaborate the term afterwards. <text:s text:c="2"/>The second <text:span text:style-name="T16">method</text:span> is <text:span text:style-name="T16">when</text:span> you, the user, enter the term explicitly in the glossary. <text:s text:c="2"/>We will explore both methods in the following two sections.</text:p>
      <text:p text:style-name="P5"/>
      <text:h text:style-name="Heading_20_3" text:outline-level="3">Editing formal terms provided by statements</text:h>
      <text:p text:style-name="P5">Re-load one of the knowledge bases you have created previously.</text:p>
      <text:p text:style-name="P5"/>
      <text:list xml:id="list2000486000" text:style-name="L2">
        <text:list-item>
          <text:p text:style-name="P46">Open up the <text:span text:style-name="T1">KB</text:span> menu, then select the <text:span text:style-name="Default_20_Paragraph_20_Font"><text:span text:style-name="T1">Formal terms</text:span></text:span> command.</text:p>
          <text:p text:style-name="P46">Note that the formal terms listbox lists the formal terms extracted from the statements you entered.<text:line-break/>.</text:p>
        </text:list-item>
        <text:list-item>
          <text:p text:style-name="P30">You can filter the terms for a particular type (e.g. object, attribute...) using the drop-down menu above the listbox. <text:s/>Try filtering by object.<text:line-break/></text:p>
        </text:list-item>
        <text:list-item>
          <text:p text:style-name="P31">Select a formal term from the list in the listbox.</text:p>
          <text:p text:style-name="P46"/>
        </text:list-item>
        <text:list-item>
          <text:p text:style-name="P32">Click on the <text:span text:style-name="Default_20_Paragraph_20_Font"><text:span text:style-name="T1">Edit </text:span></text:span>button.</text:p>
          <text:p text:style-name="P46"/>
        </text:list-item>
        <text:list-item>
          <text:p text:style-name="P32">Edit the formal term entry.</text:p>
          <text:p text:style-name="P32">Note that you cannot change its name or its type, but you can add a definition, synonym(s), and a memo. <text:s text:c="2"/>There is also space for displaying one or more images illustrating the term (particularly appropriate for objects), but that is not operational yet.</text:p>
          <text:p text:style-name="P46"/>
        </text:list-item>
        <text:list-item>
          <text:p text:style-name="P32">Click on the <text:span text:style-name="Default_20_Paragraph_20_Font"><text:span text:style-name="T1">Update </text:span></text:span>button.<text:line-break/>As usual, you must do this before closing the panel, otherwise our editting will be lost.</text:p>
          <text:p text:style-name="P46"/>
        </text:list-item>
      </text:list>
      <text:h text:style-name="Heading_20_3" text:outline-level="3">Adding a new formal term</text:h>
      <text:p text:style-name="P5">You may wish to add formal terms before you use them in statements. <text:s text:c="2"/>A reason (in fact, a very good reason) for doing this is to establish a glossary of terms and their synonyms in advance, to help establish a common vocabulary in advance, as a way of standardising the terms used in statements before you actually enter the statements.</text:p>
      <text:p text:style-name="P5"><text:soft-page-break/></text:p>
      <text:list xml:id="list1173205929" text:style-name="L3">
        <text:list-item>
          <text:p text:style-name="P33">Select the <text:span text:style-name="Default_20_Paragraph_20_Font"><text:span text:style-name="T1">Formal terms</text:span></text:span> command from the KB menu.</text:p>
        </text:list-item>
      </text:list>
      <text:p text:style-name="P5"/>
      <text:list xml:id="list111947069507947" text:continue-numbering="true" text:style-name="L3">
        <text:list-item>
          <text:p text:style-name="P33">The <text:span text:style-name="Default_20_Paragraph_20_Font"><text:span text:style-name="T1">Formal terms</text:span></text:span> panel should open up.</text:p>
        </text:list-item>
      </text:list>
      <text:p text:style-name="P5"/>
      <text:list xml:id="list111947801869220" text:continue-numbering="true" text:style-name="L3">
        <text:list-item>
          <text:p text:style-name="P33">Click on the <text:span text:style-name="Default_20_Paragraph_20_Font"><text:span text:style-name="T1">New </text:span></text:span>button.</text:p>
        </text:list-item>
      </text:list>
      <text:p text:style-name="P5"/>
      <text:list xml:id="list111947812675286" text:continue-numbering="true" text:style-name="L3">
        <text:list-item>
          <text:p text:style-name="P33">Provide a <text:span text:style-name="T3">Name</text:span> and select a <text:span text:style-name="T3">T</text:span><text:span text:style-name="T1">ype</text:span> for the new formal term.</text:p>
        </text:list-item>
      </text:list>
      <text:p text:style-name="P5"/>
      <text:list xml:id="list111947359802413" text:continue-numbering="true" text:style-name="L3">
        <text:list-item>
          <text:p text:style-name="P33">Complete the rest of the form, as before, providing a definition, synonym(s) and possibly an explanatory memo, as appropriate.</text:p>
        </text:list-item>
      </text:list>
      <text:p text:style-name="P5"/>
      <text:list xml:id="list111947199810268" text:continue-numbering="true" text:style-name="L3">
        <text:list-item>
          <text:p text:style-name="P33">Click on the <text:span text:style-name="Default_20_Paragraph_20_Font"><text:span text:style-name="T1">Update </text:span></text:span>button.<text:line-break/>As usual, you must do this before closing the panel, otherwise <text:span text:style-name="T16">y</text:span>our editing will be lost.</text:p>
        </text:list-item>
      </text:list>
      <text:p text:style-name="P5"/>
      <text:list xml:id="list111947190859000" text:continue-numbering="true" text:style-name="L3">
        <text:list-item>
          <text:p text:style-name="P33">Check that the formal term now appears in the listbox <text:span text:style-name="T16">in the </text:span><text:span text:style-name="T3">formal_terms</text:span><text:span text:style-name="T16"> panel</text:span></text:p>
        </text:list-item>
      </text:list>
      <text:p text:style-name="P1"/>
      <text:h text:style-name="P13" text:outline-level="2"><text:span text:style-name="T16">C</text:span>reating <text:span text:style-name="T16">and editing</text:span> object hierarchies</text:h>
      <text:p text:style-name="P5"/>
      <text:p text:style-name="P5">Hierarchies in AKT provide a rich way of grouping things in AKT. <text:s/>The “things” might be objects, as presented in this section, or topics, presented later: the same principes apply to both. <text:s text:c="2"/>Using hierarches allows the user of a knowledge base to explore statements that are related in some way – by the objects they contain or the topics they relate to. <text:s/></text:p>
      <text:p text:style-name="P5"/>
      <text:p text:style-name="P5">A hierarchy provides a way for grouping related terms. <text:s/>For example, the Atwima knowledge base contains the following object hierarchies: <text:span text:style-name="Default_20_Paragraph_20_Font"><text:span text:style-name="T5">crop, fertility indicator, land types, soil, trees and weeds</text:span></text:span>. <text:s text:c="2"/>The first 4 of these are “flat” - the hierarchy only has one level, being a simple list of objects within that grouping. <text:s text:c="2"/>The last 2 are nested: for example, the <text:span text:style-name="Default_20_Paragraph_20_Font"><text:span text:style-name="T5">weeds </text:span></text:span>hierarchy contains an entry for <text:span text:style-name="Default_20_Paragraph_20_Font"><text:span text:style-name="T5">mwura bone</text:span></text:span> (“a general name for a bad weed”), which in turn contains the names of various weed species. <text:s/>The hierarchy enables hierarchical reasoning when exploring the knowledge base: for example, searching for statements referencing the object <text:span text:style-name="Default_20_Paragraph_20_Font"><text:span text:style-name="T5">mwura bone</text:span></text:span> retrieves all statements referring to its sub-objects; and searching for statements referencing the object <text:span text:style-name="Default_20_Paragraph_20_Font"><text:span text:style-name="T5">weeds </text:span></text:span>retrieves all statements referring to any of the weeds named in the hierarchy, at any level. <text:s text:c="2"/></text:p>
      <text:p text:style-name="P5"/>
      <text:p text:style-name="P5">One object (i.e. object-type formal term) can appear in more than one hierarchy, but can appear only once in a particular hierarchy.</text:p>
      <text:p text:style-name="P5"/>
      <text:p text:style-name="P5">AkT5 provides two ways <text:span text:style-name="T16">for</text:span> display<text:span text:style-name="T16">ing</text:span> a particular hierarchy. <text:s text:c="2"/>One is using a form to show the items above and below a particular item. <text:s text:c="2"/>This gives a blinkered view of the hierarchy, since one can focus on just one item at a time. <text:s text:c="2"/>The other is as a diagram, with the hierarchy arranged as an inverted tree, with the hierarchy name at the top of the tree. <text:s text:c="2"/>This shows the whole hierarchy, but is rather spread out and thus unsuited for big hierarchies, and, being static, can only be used for displaying the hierarchy: any changes to it must be made using the form-type interface.</text:p>
      <text:p text:style-name="P5"/>
      <text:p text:style-name="P7">webAKT, in contrast, provides a single mechanism for displaying and editing hierarch<text:span text:style-name="T16">i</text:span>es, <text:span text:style-name="T16">as you have seen in Tutorial 1</text:span>. <text:s/>It is based on a collapsible tree, similar to the interface that operating systems provide for browsing file directories. <text:s text:c="3"/>Instead of the tree being arranged top-down, it is arranged sideways, with items at a particular level being <text:span text:style-name="T16">indented to the right </text:span>underneath the item that contains them. <text:s text:c="2"/>Each level can be collapsed or expanded with a simple click on its containing item. <text:s text:c="2"/></text:p>
      <text:p text:style-name="P7"/>
      <text:p text:style-name="P7"><text:span text:style-name="T16">In addition to using this design for displaying object and topic hierarchies, webAKT has extended this approach</text:span> to allow an item to be selected, for editing its details, <text:span text:style-name="T16">and even to allow changes (additions or removals) to the hierarchy. <text:s/>In other words, you can edit the hierarchy itself using the same interface.</text:span></text:p>
      <text:p text:style-name="P5"/>
      <text:p text:style-name="P5">In this section, we will create a single hierarchy, with just one level below the top, and two objects in it. <text:s text:c="2"/>That should be enough to familiarise you with the technique. <text:s/>The same statements you entered earlier contain a reference to the object crop. <text:s text:c="3"/>We will construct a hierarchy, called Crops, with crop as the top-level object, and two subobjects: maize and wheat.</text:p>
      <text:p text:style-name="P5"/>
      <text:p text:style-name="P8">Typographical convention:</text:p>
      <text:p text:style-name="P8">In order to visually distinguish between formal term objects and the hierarchies they can belong to, I have adopted the following convention:</text:p>
      <text:p text:style-name="P8">. formal terms are always in lower case, e.g. maize, wheat, crop</text:p>
      <text:p text:style-name="P8"><text:soft-page-break/>. hierarchies are always fully capitalised, e.g. CROPS</text:p>
      <text:p text:style-name="P8">This is merely a convention adopted in this tutorial, but you may fund that it’sa useful convention to adopt to avoid confusion.</text:p>
      <text:p text:style-name="P5"/>
      <text:list xml:id="list2121560710" text:style-name="L4">
        <text:list-item>
          <text:p text:style-name="P34">Select the <text:span text:style-name="Default_20_Paragraph_20_Font"><text:span text:style-name="T1">Formal terms</text:span></text:span> command in the <text:span text:style-name="Default_20_Paragraph_20_Font"><text:span text:style-name="T1">KB </text:span></text:span>menu, and create formal terms for <text:span text:style-name="Default_20_Paragraph_20_Font"><text:span text:style-name="T1">crop</text:span></text:span>, <text:span text:style-name="Default_20_Paragraph_20_Font"><text:span text:style-name="T1">maize </text:span></text:span>and <text:span text:style-name="Default_20_Paragraph_20_Font"><text:span text:style-name="T1">wheat</text:span></text:span>.</text:p>
        </text:list-item>
      </text:list>
      <text:p text:style-name="P5"/>
      <text:list xml:id="list111948129021299" text:continue-numbering="true" text:style-name="L4">
        <text:list-item>
          <text:p text:style-name="P34">… using the methods you used in the previous section. <text:s text:c="3"/><text:span text:style-name="Default_20_Paragraph_20_Font"><text:span text:style-name="T1">crop </text:span></text:span>may exist already if you are following on from entering the sample statements.</text:p>
        </text:list-item>
      </text:list>
      <text:p text:style-name="P5"/>
      <text:list xml:id="list111946077532882" text:continue-numbering="true" text:style-name="L4">
        <text:list-item>
          <text:p text:style-name="P34">Select the <text:span text:style-name="Default_20_Paragraph_20_Font"><text:span text:style-name="T1">Object hierarchies</text:span></text:span> command in the <text:span text:style-name="Default_20_Paragraph_20_Font"><text:span text:style-name="T1">KB </text:span></text:span>menu.</text:p>
        </text:list-item>
      </text:list>
      <text:p text:style-name="P5"/>
      <text:list xml:id="list111946046895578" text:continue-numbering="true" text:style-name="L4">
        <text:list-item>
          <text:p text:style-name="P34">You see a panel with no hierarchies.</text:p>
        </text:list-item>
      </text:list>
      <text:p text:style-name="P5"/>
      <text:list xml:id="list111946135895532" text:continue-numbering="true" text:style-name="L4">
        <text:list-item>
          <text:p text:style-name="P34">Click on the <text:span text:style-name="Default_20_Paragraph_20_Font"><text:span text:style-name="T1">New </text:span></text:span>button.</text:p>
        </text:list-item>
      </text:list>
      <text:p text:style-name="P5"/>
      <text:list xml:id="list111947297987249" text:continue-numbering="true" text:style-name="L4">
        <text:list-item>
          <text:p text:style-name="P34">You see an empty <text:span text:style-name="Default_20_Paragraph_20_Font"><text:span text:style-name="T1">Hierarchy details</text:span></text:span> panel.</text:p>
        </text:list-item>
        <text:list-item>
          <text:p text:style-name="P34">Enter <text:span text:style-name="Default_20_Paragraph_20_Font"><text:span text:style-name="T1">CROPS </text:span></text:span>in the Hierarchy name field.</text:p>
        </text:list-item>
      </text:list>
      <text:p text:style-name="P5"/>
      <text:list xml:id="list111947587324495" text:continue-numbering="true" text:style-name="L4">
        <text:list-item>
          <text:p text:style-name="P39">Enter <text:span text:style-name="Default_20_Paragraph_20_Font"><text:span text:style-name="T1">crop </text:span></text:span>in the <text:span text:style-name="Default_20_Paragraph_20_Font"><text:span text:style-name="T1">Root name node</text:span></text:span> field.</text:p>
        </text:list-item>
      </text:list>
      <text:p text:style-name="Normal"/>
      <text:list xml:id="list111947823282820" text:continue-numbering="true" text:style-name="L4">
        <text:list-item>
          <text:p text:style-name="P39">Note that, unlike AKT5, the name of the hierarchy is not the same as the name of the top-level object. <text:s/>(It <text:span text:style-name="Default_20_Paragraph_20_Font"><text:span text:style-name="T10">could </text:span></text:span>be the same, but that would be confusing as they are different concepts.)</text:p>
        </text:list-item>
      </text:list>
      <text:p text:style-name="Normal"/>
      <text:list xml:id="list111946526643459" text:continue-numbering="true" text:style-name="L4">
        <text:list-item>
          <text:p text:style-name="P39">Click the green tick.</text:p>
        </text:list-item>
      </text:list>
      <text:p text:style-name="Normal"/>
      <text:list xml:id="list111946604664829" text:continue-numbering="true" text:style-name="L4">
        <text:list-item>
          <text:p text:style-name="P39">webAKT creates an empty hierarchy, with <text:span text:style-name="Default_20_Paragraph_20_Font"><text:span text:style-name="T1">crop </text:span></text:span>as the top-level object.</text:p>
        </text:list-item>
      </text:list>
      <text:p text:style-name="Normal"/>
      <text:list xml:id="list111946411555507" text:continue-numbering="true" text:style-name="L4">
        <text:list-item>
          <text:p text:style-name="P39">Select the <text:span text:style-name="Default_20_Paragraph_20_Font"><text:span text:style-name="T1">crop </text:span></text:span>entry in the <text:span text:style-name="Default_20_Paragraph_20_Font"><text:span text:style-name="T1">formal terms</text:span></text:span> listbox in the <text:span text:style-name="Default_20_Paragraph_20_Font"><text:span text:style-name="T1">Formal terms</text:span></text:span> panel, by clicking on it.</text:p>
        </text:list-item>
      </text:list>
      <text:p text:style-name="Normal"/>
      <text:list xml:id="list111947280634266" text:continue-numbering="true" text:style-name="L4">
        <text:list-item>
          <text:p text:style-name="P39">Click the <text:span text:style-name="Default_20_Paragraph_20_Font"><text:span text:style-name="T1">Append </text:span></text:span>button.</text:p>
        </text:list-item>
      </text:list>
      <text:p text:style-name="Normal"/>
      <text:list xml:id="list111947238487760" text:continue-numbering="true" text:style-name="L4">
        <text:list-item>
          <text:p text:style-name="P39">webAKT now expects you to select an object-type formal term from the list in the <text:span text:style-name="Default_20_Paragraph_20_Font"><text:span text:style-name="T1">Formal terms</text:span></text:span> panel. <text:s text:c="3"/></text:p>
        </text:list-item>
      </text:list>
      <text:p text:style-name="Normal"/>
      <text:list xml:id="list111946107520000" text:continue-numbering="true" text:style-name="L4">
        <text:list-item>
          <text:p text:style-name="P39">Click on <text:span text:style-name="Default_20_Paragraph_20_Font"><text:span text:style-name="T1">maize</text:span></text:span>.</text:p>
        </text:list-item>
      </text:list>
      <text:p text:style-name="Normal"/>
      <text:list xml:id="list111947600424206" text:continue-numbering="true" text:style-name="L4">
        <text:list-item>
          <text:p text:style-name="P39">Maize should be added to the <text:span text:style-name="Default_20_Paragraph_20_Font"><text:span text:style-name="T1">Crops </text:span></text:span>hierarchy under the <text:span text:style-name="Default_20_Paragraph_20_Font"><text:span text:style-name="T1">crop </text:span></text:span>entry. <text:s text:c="2"/>If you don’t see it, click on the <text:span text:style-name="Default_20_Paragraph_20_Font"><text:span text:style-name="T1">crop </text:span></text:span>entry to allow it to show its subobjects.</text:p>
        </text:list-item>
      </text:list>
      <text:p text:style-name="Normal"/>
      <text:list xml:id="list111946305400005" text:continue-numbering="true" text:style-name="L4">
        <text:list-item>
          <text:p text:style-name="P39">Add <text:span text:style-name="Default_20_Paragraph_20_Font"><text:span text:style-name="T1">maize </text:span></text:span>in the same way.</text:p>
        </text:list-item>
      </text:list>
      <text:p text:style-name="Normal"/>
      <text:p text:style-name="Normal">You have now created a simple object hierarchy! <text:s text:c="3"/>Click on crop, then repeat, and note how the subobjects are displayed, then hidden.</text:p>
      <text:p text:style-name="Normal"/>
      <text:p text:style-name="P1"/>
      <text:p text:style-name="Normal"><text:span text:style-name="Style2_20_Char">Creating and editing topics</text:span></text:p>
      <text:p text:style-name="Normal"/>
      <text:p text:style-name="Normal">In Tutorial 1 you came across the AKT concept of a “topic” - basically, a method for grouping statements into a set that have something in common. <text:s text:c="2"/>The “something in common” is defined by an expression which contains the formal terms that a statement needs to contain in order for that statement to be part of the set. <text:s text:c="2"/>This expression is a Boolean expression, i.e. it consists of formal terms joined by the Boolean operators “and’, “or” and “not”. <text:s text:c="2"/></text:p>
      <text:p text:style-name="Normal"/>
      <text:p text:style-name="Normal">For example, a topic, say “crops”, defined by the expression “maize or wheat” will find all the statements that contain either the term “maize” or the term “wheat” somewhere in the statement.</text:p>
      <text:p text:style-name="Normal"/>
      <text:p text:style-name="Normal">You might think that the way to create a topic is to select Topics in the KB menu: that’s what we have done for the other components of the knowledge base. <text:s text:c="2"/>That will indeed be the path to follow in due course. <text:s text:c="2"/>Currently, however, a topic is created by using the Boolean search procedure (which you saw in Tutorial 1), and then making a topic out of the search expression.</text:p>
      <text:p text:style-name="Normal"/>
      <text:list xml:id="list874512478" text:style-name="L5">
        <text:list-item>
          <text:p text:style-name="P40">Select the <text:span text:style-name="Default_20_Paragraph_20_Font"><text:span text:style-name="T1">Boolean search</text:span></text:span> command in the <text:span text:style-name="Default_20_Paragraph_20_Font"><text:span text:style-name="T1">KB </text:span></text:span>menu.</text:p>
        </text:list-item>
      </text:list>
      <text:p text:style-name="Normal"/>
      <text:list xml:id="list111947823325836" text:continue-numbering="true" text:style-name="L5">
        <text:list-item>
          <text:p text:style-name="P40">Formulate a Boolean search expression, as you did in Tutorial 1.<text:tab/><text:line-break/>For example, if you want to create a topic, called let us say <text:span text:style-name="Default_20_Paragraph_20_Font"><text:span text:style-name="T1">crops</text:span></text:span>, grouping all statements that refer to either wheat or maize, then:</text:p>
        </text:list-item>
      </text:list>
      <text:p text:style-name="P12">… Click on <text:span text:style-name="Default_20_Paragraph_20_Font"><text:span text:style-name="T1">wheat </text:span></text:span>in the listbox, and click the <text:span text:style-name="Default_20_Paragraph_20_Font"><text:span text:style-name="T1">Select </text:span></text:span>button;</text:p>
      <text:p text:style-name="P12">… Click the or button;</text:p>
      <text:p text:style-name="P12">… Click on <text:span text:style-name="Default_20_Paragraph_20_Font"><text:span text:style-name="T1">maize </text:span></text:span>in the listbox, and click the <text:span text:style-name="Default_20_Paragraph_20_Font"><text:span text:style-name="T1">Select </text:span></text:span>button.<text:line-break/><text:tab/>You should see <text:span text:style-name="Default_20_Paragraph_20_Font"><text:span text:style-name="T1">maize or wheat</text:span></text:span> in the Boolean search string box.</text:p>
      <text:p text:style-name="Normal"/>
      <text:list xml:id="list111946070560183" text:continue-numbering="true" text:style-name="L5">
        <text:list-item>
          <text:p text:style-name="P40">Click on the <text:span text:style-name="Default_20_Paragraph_20_Font"><text:span text:style-name="T1">Create </text:span></text:span>topic button.</text:p>
        </text:list-item>
      </text:list>
      <text:p text:style-name="P12">A topic-details panel will appear, with the search expression entered in it.</text:p>
      <text:p text:style-name="Normal"/>
      <text:list xml:id="list111947703937777" text:continue-numbering="true" text:style-name="L5">
        <text:list-item>
          <text:p text:style-name="P40">Enter <text:s/>name for the topic in the <text:span text:style-name="Default_20_Paragraph_20_Font"><text:span text:style-name="T1">Topic </text:span></text:span>field: say, <text:span text:style-name="Default_20_Paragraph_20_Font"><text:span text:style-name="T1">crops</text:span></text:span>.</text:p>
        </text:list-item>
      </text:list>
      <text:p text:style-name="Normal"/>
      <text:list xml:id="list111946313646871" text:continue-numbering="true" text:style-name="L5">
        <text:list-item>
          <text:p text:style-name="P40">Enter any explanatory text in the <text:span text:style-name="Default_20_Paragraph_20_Font"><text:span text:style-name="T1">Description </text:span></text:span>box, if you want to.</text:p>
        </text:list-item>
      </text:list>
      <text:p text:style-name="Normal"/>
      <text:list xml:id="list111947649373312" text:continue-numbering="true" text:style-name="L5">
        <text:list-item>
          <text:p text:style-name="P40">Click on the <text:span text:style-name="Default_20_Paragraph_20_Font"><text:span text:style-name="T1">Update KB</text:span></text:span> button.</text:p>
        </text:list-item>
      </text:list>
      <text:p text:style-name="Normal"/>
      <text:list xml:id="list111947236855975" text:continue-numbering="true" text:style-name="L5">
        <text:list-item>
          <text:p text:style-name="P40">Click the <text:span text:style-name="Default_20_Paragraph_20_Font"><text:span text:style-name="T1">Topics </text:span></text:span>command under the <text:span text:style-name="Default_20_Paragraph_20_Font"><text:span text:style-name="T1">KB </text:span></text:span>menu...</text:p>
        </text:list-item>
      </text:list>
      <text:p text:style-name="P12">… and you should see the topic <text:span text:style-name="Default_20_Paragraph_20_Font"><text:span text:style-name="T1">crops </text:span></text:span>listed in the <text:span text:style-name="Default_20_Paragraph_20_Font"><text:span text:style-name="T1">Topics </text:span></text:span>listbox.</text:p>
      <text:p text:style-name="Normal"/>
      <text:p text:style-name="Normal">And that’s it: you have created a topic.</text:p>
      <text:p text:style-name="Normal"/>
      <text:p text:style-name="P1"/>
      <text:h text:style-name="Style2" text:outline-level="2">Creating and editing topic hierarchies</text:h>
      <text:p text:style-name="Normal"/>
      <text:p text:style-name="Normal">The section on Creating and Editing Object Hierarchies set out the basic ideas for creating and editing hierarchies in webAKT, in the context of object-type formal terms. <text:s text:c="2"/>AKT5 also caters for hierarchies of <text:span text:style-name="T9">topics</text:span>, and that has been carried through to webAKT. <text:s text:c="3"/>In fact, the display of, and method for working with, topic hierarchies is identical to that used for object hierarchies.</text:p>
      <text:p text:style-name="Normal"/>
      <text:p text:style-name="Normal">The following exercise creates a topic hierarchy called “agriculture”. <text:s text:c="2"/>This will have two topic<text:span text:style-name="T16">s</text:span>: the “cereal” topic created in the previous section, and a new topic, called “livestock”. <text:s text:c="2"/>This is a somewhat artificial exercise, since the knowledge base does not contain statements relevant to this topic, but that simply means we cannot retrieve actually statements using the topic hierarchy: that does not affect the value of this exercise in showing you how to construct a topic hierarchy.</text:p>
      <text:p text:style-name="Normal"/>
      <text:list xml:id="list2877054267" text:style-name="L6">
        <text:list-item>
          <text:p text:style-name="P41">First, re-do the previous exercise, to create a topic called <text:span text:style-name="Default_20_Paragraph_20_Font"><text:span text:style-name="T1">Crops </text:span></text:span>if this is no longer available.<text:line-break/></text:p>
        </text:list-item>
        <text:list-item>
          <text:p text:style-name="P41">Then, use the same procedure to create a topic called <text:span text:style-name="Default_20_Paragraph_20_Font"><text:span text:style-name="T1">Livestock</text:span></text:span>, defined by the Boolean search expression “<text:span text:style-name="Default_20_Paragraph_20_Font"><text:span text:style-name="T1">cattle or sheep</text:span></text:span>”.<text:line-break/></text:p>
        </text:list-item>
        <text:list-item>
          <text:p text:style-name="P35">Now create a topic called <text:span text:style-name="T1">Agriculture</text:span>.<text:line-break/>Click on Boolean search, as you did for the other two topics Crops and Livestock, but this time do not enter a Boolean search expression for this. <text:s/><text:span text:style-name="T16">T</text:span>his topic is defined by its subtopics underneath it.<text:line-break/></text:p>
        </text:list-item>
        <text:list-item>
          <text:p text:style-name="P41">Now, click on the command <text:span text:style-name="Default_20_Paragraph_20_Font"><text:span text:style-name="T1">Topic hierarchies</text:span></text:span> in the <text:span text:style-name="Default_20_Paragraph_20_Font"><text:span text:style-name="T1">KB </text:span></text:span>menu.<text:line-break/>This opens up a panel with an empty listbox: you do not have any topic hierarchies just yet.<text:line-break/></text:p>
        </text:list-item>
        <text:list-item>
          <text:p text:style-name="P41">Click on the <text:span text:style-name="Default_20_Paragraph_20_Font"><text:span text:style-name="T1">New </text:span></text:span>button.<text:line-break/></text:p>
        </text:list-item>
        <text:list-item>
          <text:p text:style-name="P41">Enter a name for the hierarchy in the <text:span text:style-name="T1">Hierarchy name</text:span> edit field.<text:line-break/>It’s good practice to make this different from the name of the top-level node in the hierarchy, so call it <text:span text:style-name="T3">AGRICULTURE</text:span><text:span text:style-name="T16">, using the same convention that we used for object hierarchies</text:span>.<text:line-break/></text:p>
        </text:list-item>
        <text:list-item>
          <text:p text:style-name="P42">Enter the topic name (<text:span text:style-name="Default_20_Paragraph_20_Font"><text:span text:style-name="T1">agriculture</text:span></text:span>) for the top-level node of the hierarchy <text:span text:style-name="T3">AGRICULTURE</text:span><text:span text:style-name="Default_20_Paragraph_20_Font"><text:span text:style-name="T1"> </text:span></text:span>in the edit field.<text:line-break/></text:p>
        </text:list-item>
        <text:list-item>
          <text:p text:style-name="P41">Click on the <text:span text:style-name="Default_20_Paragraph_20_Font"><text:span text:style-name="T1">green tick button</text:span></text:span>.<text:line-break/>The (as yet empty) hierarchy will appear.<text:line-break/></text:p>
        </text:list-item>
        <text:list-item>
          <text:p text:style-name="P41">Select the <text:span text:style-name="Default_20_Paragraph_20_Font"><text:span text:style-name="T1">agriculture </text:span></text:span>line in the <text:span text:style-name="T16">list of topics in the </text:span><text:span text:style-name="T3">topics</text:span><text:span text:style-name="T16"> panel’s listbox.</text:span><text:line-break/></text:p>
        </text:list-item>
        <text:list-item>
          <text:p text:style-name="P41">Click on the <text:span text:style-name="Default_20_Paragraph_20_Font"><text:span text:style-name="T1">Append </text:span></text:span>button.<text:line-break/></text:p>
        </text:list-item>
        <text:list-item>
          <text:p text:style-name="P41">Click on <text:span text:style-name="T1">cereals</text:span> in the listbox in the <text:span text:style-name="T3">t</text:span><text:span text:style-name="T1">opics</text:span> panel.<text:line-break/>It should appear below agriculture in the <text:span text:style-name="T3">t</text:span><text:span text:style-name="T1">opic_hierarch</text:span><text:span text:style-name="T3">y_details</text:span> hierarchy tree.<text:line-break/></text:p>
        </text:list-item>
        <text:list-item>
          <text:p text:style-name="P41">Repeat steps 9-11 for livestock in the Topics panel.<text:line-break/></text:p>
        </text:list-item>
        <text:list-item>
          <text:p text:style-name="P41">Click on the Update button in the Topic hierarchies panel.</text:p>
        </text:list-item>
      </text:list>
      <text:p text:style-name="Normal"/>
      <text:p text:style-name="Normal">And that’s it! <text:s text:c="2"/>You have now created a topic hierarchy. <text:s text:c="2"/>Check that it’s now listed in the Topic hierarchies panel.</text:p>
      <text:p text:style-name="P17"/>
      <text:p text:style-name="P16"/>
      <text:p text:style-name="P16"/>
      <text:p text:style-name="P16"><text:span text:style-name="Style2_20_Char"><text:span text:style-name="T14">Entering statements: the template method</text:span></text:span></text:p>
      <text:p text:style-name="P16"/>
      <text:p text:style-name="P6">An alternative to entering statements in text form is to create them by filling in a simple template form. <text:s text:c="2"/>The value of this may not be immediately obvious after the previous exercise, where statements were provided on a plate, but in real life entering statements requires a good understanding of AKT’s grammar. <text:s text:c="2"/>The idea behind the statements template approach is to help the user enter syntactically-correct statements.</text:p>
      <text:p text:style-name="P6"/>
      <text:p text:style-name="P6">A number of templates are available, corresponding to the various types of statement defined by the AKT grammar. <text:s text:c="3"/>In order to guide the user to the correct template, the user selects options depending on the statement type (e.g. att_value or causal and, for att_value: object, process or action). <text:s text:c="2"/>The user then clicks on each field in the form, and then either selects a formal term from a list of all known terms of that grammatical type, or enters a new formal term.</text:p>
      <text:p text:style-name="P6"/>
      <text:p text:style-name="P6">We will begin with the first statement:<text:line-break/><text:span text:style-name="Default_20_Paragraph_20_Font"><text:span text:style-name="T13">action(burning,site) causes1way att_value(pests,numbers,decrease)</text:span></text:span><text:line-break/>then you will enter the remaining 15 statements.</text:p>
      <text:p text:style-name="P6"/>
      <text:p text:style-name="P6">1. Create a new knowledge base: <text:span text:style-name="Default_20_Paragraph_20_Font"><text:span text:style-name="T1">File </text:span></text:span>menu, <text:span text:style-name="Default_20_Paragraph_20_Font"><text:span text:style-name="T1">New </text:span></text:span>command, <text:span text:style-name="T16">giving it a new name</text:span></text:p>
      <text:p text:style-name="P6">The reason for doing this is to avoid duplicating statements in the previous knowledge base.</text:p>
      <text:p text:style-name="P6"/>
      <text:p text:style-name="P16">2. Select <text:span text:style-name="Default_20_Paragraph_20_Font"><text:span text:style-name="T1">Statements</text:span></text:span> from the <text:span text:style-name="Default_20_Paragraph_20_Font"><text:span text:style-name="T1">KB</text:span></text:span> menu.</text:p>
      <text:p text:style-name="P16">This opens up the <text:span text:style-name="Default_20_Paragraph_20_Font"><text:span text:style-name="T1">statements</text:span></text:span> panel. <text:s/>Initially, the listbox listing the statements will be empty, but will display each statement as you add it.</text:p>
      <text:p text:style-name="P16"/>
      <text:p text:style-name="P16">3. Click on the <text:span text:style-name="Default_20_Paragraph_20_Font"><text:span text:style-name="T1">New</text:span></text:span> button.</text:p>
      <text:p text:style-name="P16">This opens up the <text:span text:style-name="Default_20_Paragraph_20_Font"><text:span text:style-name="T1">statement_details</text:span></text:span> panel.</text:p>
      <text:p text:style-name="P16"/>
      <text:p text:style-name="P16">4. Click on the <text:span text:style-name="Default_20_Paragraph_20_Font"><text:span text:style-name="T1">Template </text:span></text:span>button.</text:p>
      <text:p text:style-name="P16"/>
      <text:p text:style-name="P16">5. Click on the <text:span text:style-name="Default_20_Paragraph_20_Font"><text:span text:style-name="T1">Causal </text:span></text:span>radio button.</text:p>
      <text:p text:style-name="P16">… because we are going to enter the first of the 16 statements, which is a causal statement.</text:p>
      <text:p text:style-name="P16">Note that 4 options are presented for both the Cause and the Effect parts of a causal statement.</text:p>
      <text:p text:style-name="P16"/>
      <text:p text:style-name="P16">6. Click on the <text:span text:style-name="Default_20_Paragraph_20_Font"><text:span text:style-name="T1">an action</text:span></text:span> option under the <text:span text:style-name="Default_20_Paragraph_20_Font"><text:span text:style-name="T1">Cause </text:span></text:span>heading.</text:p>
      <text:p text:style-name="P16"/>
      <text:p text:style-name="P16">7. Enter <text:span text:style-name="Default_20_Paragraph_20_Font"><text:span text:style-name="T1">burning </text:span></text:span>in the <text:span text:style-name="Default_20_Paragraph_20_Font"><text:span text:style-name="T1">Action </text:span></text:span>field.</text:p>
      <text:p text:style-name="P16"/>
      <text:p text:style-name="P16">8. Enter <text:span text:style-name="Default_20_Paragraph_20_Font"><text:span text:style-name="T1">site </text:span></text:span>in the <text:span text:style-name="Default_20_Paragraph_20_Font"><text:span text:style-name="T1">Object1 </text:span></text:span>field.</text:p>
      <text:p text:style-name="P16"/>
      <text:p text:style-name="P16">9. Click on the <text:span text:style-name="Default_20_Paragraph_20_Font"><text:span text:style-name="T1">an attribute</text:span></text:span> option under the <text:span text:style-name="Default_20_Paragraph_20_Font"><text:span text:style-name="T1">Effect </text:span></text:span>heading.</text:p>
      <text:p text:style-name="P16">Three more options now appear: object, process and action.</text:p>
      <text:p text:style-name="P16"/>
      <text:p text:style-name="P16">10. Click on the <text:span text:style-name="Default_20_Paragraph_20_Font"><text:span text:style-name="T1">Object </text:span></text:span>option.</text:p>
      <text:p text:style-name="P16"/>
      <text:p text:style-name="P16">11. Enter <text:span text:style-name="Default_20_Paragraph_20_Font"><text:span text:style-name="T1">Pests </text:span></text:span>in the <text:span text:style-name="Default_20_Paragraph_20_Font"><text:span text:style-name="T1">Object </text:span></text:span>field</text:p>
      <text:p text:style-name="P16"/>
      <text:p text:style-name="P16">12. Enter <text:span text:style-name="Default_20_Paragraph_20_Font"><text:span text:style-name="T1">Numbers </text:span></text:span>in the <text:span text:style-name="Default_20_Paragraph_20_Font"><text:span text:style-name="T1">Attribute </text:span></text:span>field</text:p>
      <text:p text:style-name="P16"><text:soft-page-break/></text:p>
      <text:p text:style-name="P16">13. Enter <text:span text:style-name="Default_20_Paragraph_20_Font"><text:span text:style-name="T1">decrease </text:span></text:span>in the <text:span text:style-name="Default_20_Paragraph_20_Font"><text:span text:style-name="T1">Value </text:span></text:span>field.</text:p>
      <text:p text:style-name="P16">This completes the entering of the statement using the template.</text:p>
      <text:p text:style-name="P16"/>
      <text:p text:style-name="P16">14. Click on the <text:span text:style-name="Default_20_Paragraph_20_Font"><text:span text:style-name="T1">OK </text:span></text:span>button.</text:p>
      <text:p text:style-name="P16">The statement is now entered in the <text:span text:style-name="Default_20_Paragraph_20_Font"><text:span text:style-name="T1">Formal language</text:span></text:span> field.</text:p>
      <text:p text:style-name="P16"/>
      <text:p text:style-name="P16">15. Add the source, as you did in the first exercise.</text:p>
      <text:p text:style-name="P16"/>
      <text:p text:style-name="P16">16. Click on the <text:span text:style-name="Default_20_Paragraph_20_Font"><text:span text:style-name="T1">Update </text:span></text:span>button.</text:p>
      <text:p text:style-name="P16">… and the statement appears in the <text:span text:style-name="Default_20_Paragraph_20_Font"><text:span text:style-name="T1">Statements </text:span></text:span>listbox.</text:p>
      <text:p text:style-name="P16"/>
      <text:p text:style-name="P16">17. Repeat for the other 15 statements.</text:p>
      <text:p text:style-name="P16"/>
      <text:p text:style-name="P16">Comment: This exercise has involved many more steps than the first one. <text:s text:c="2"/>This is because you are being led through the various options available, rather than having to remember a fairly complex grammar. <text:s text:c="2"/>At the end of the day, each invest<text:span text:style-name="T16">i</text:span>gator can choose whatever they find easier to work with.</text:p>
      <text:p text:style-name="P16"/>
      <text:p text:style-name="P16"/>
      <text:h text:style-name="P28" text:outline-level="3"/>
      <text:p text:style-name="P17"><text:span text:style-name="Style2_20_Char"><text:span text:style-name="T14">Entering causal statements: the diagramming method</text:span></text:span></text:p>
      <text:p text:style-name="P3"/>
      <text:p text:style-name="P16">webAKT, like AKT5 before it, provides a way of visualising causal statements. <text:s/>This is called the diagramming interface, and you have already encountered <text:span text:style-name="T16">it</text:span> in Tutorial 1. <text:s text:c="2"/>If not, please go back and follow through that tutorial, as it will make the following much clearer.</text:p>
      <text:p text:style-name="P16"/>
      <text:p text:style-name="P16">The nodes in the diagram represent the two parts of a causal statement (the cause and the effect respectively). <text:s text:c="2"/>The link (“arc”) between 2 nodes roughly corresponds to the word “causes”. <text:s text:c="3"/>So the statement “rainfall causes soil erosion” is represented as an arc between the two nodes “rainfall’ and “soil erosion”. <text:s/>Multiple causal statements can form a network: for example, soil erosion can in turn “cause” a reduction in crop yield. <text:s text:c="2"/></text:p>
      <text:p text:style-name="P16"/>
      <text:p text:style-name="P22"><text:span text:style-name="Default_20_Paragraph_20_Font"><text:span text:style-name="T5">This is actually a simplification. <text:s text:c="2"/></text:span></text:span><text:span text:style-name="Default_20_Paragraph_20_Font"><text:span text:style-name="T6">M</text:span></text:span><text:span text:style-name="Default_20_Paragraph_20_Font"><text:span text:style-name="T5">any causal statements include a reference to the </text:span></text:span><text:span text:style-name="Default_20_Paragraph_20_Font"><text:span text:style-name="T7">value</text:span></text:span><text:span text:style-name="Default_20_Paragraph_20_Font"><text:span text:style-name="T5"> of an </text:span></text:span><text:span text:style-name="Default_20_Paragraph_20_Font"><text:span text:style-name="T7">attribute</text:span></text:span><text:span text:style-name="Default_20_Paragraph_20_Font"><text:span text:style-name="T5"> of an </text:span></text:span><text:span text:style-name="Default_20_Paragraph_20_Font"><text:span text:style-name="T7">object</text:span></text:span><text:span text:style-name="Default_20_Paragraph_20_Font"><text:span text:style-name="T5">, for the cause and/or the effect parts, but the nodes for this causal relationship </text:span></text:span><text:span text:style-name="Default_20_Paragraph_20_Font"><text:span text:style-name="T7">in the diagram</text:span></text:span><text:span text:style-name="Default_20_Paragraph_20_Font"><text:span text:style-name="T5"> are expressed just in terms of the </text:span></text:span><text:span text:style-name="Default_20_Paragraph_20_Font"><text:span text:style-name="T7">attribute </text:span></text:span><text:span text:style-name="Default_20_Paragraph_20_Font"><text:span text:style-name="T5">of an object. <text:s/>So one causal arc in the diagram may cover several statements. <text:s/>This is addressed in detail in the diagramming section of the webAKT Manual. <text:s/></text:span></text:span></text:p>
      <text:p text:style-name="P16"/>
      <text:p text:style-name="P16">The webAKT diagramming interface has two roles. <text:s text:c="3"/>The first is to provide a way of <text:span text:style-name="Default_20_Paragraph_20_Font"><text:span text:style-name="T10">visualising </text:span></text:span>the causal statements that exist in the knowledge base. <text:s/>You have seen how to do this in the first webAKT tutorial. <text:s text:c="5"/>The second is as a way for <text:span text:style-name="Default_20_Paragraph_20_Font"><text:span text:style-name="T10">entering </text:span></text:span>causal statements, as an alternative to entering them as text in AKT’s formal language. <text:s text:c="2"/>This section shows how to do that.</text:p>
      <text:p text:style-name="P16"/>
      <text:p text:style-name="P16">As an example, we will enter the statements abstracted from the first paragraph of the text:</text:p>
      <text:p text:style-name="P16"><text:s text:c="14"/>“....burning helps to control pests and diseases ... the higher soil</text:p>
      <text:p text:style-name="P16"><text:s text:c="14"/>temperatures that follow clearing and burning also accelerate the</text:p>
      <text:p text:style-name="P16"><text:s text:c="14"/>decomposition of organic matter in the top layers of the soil.”</text:p>
      <text:p text:style-name="P16"/>
      <text:p text:style-name="P16">The following five statements might be abstracted from this paragraph:</text:p>
      <text:p text:style-name="P16"/>
      <text:p text:style-name="P16"><text:s text:c="16"/>1) <text:s/>Burning causes a decrease in pest numbers</text:p>
      <text:p text:style-name="P16"><text:s text:c="16"/>2) <text:s/>Burning causes a decrease in disease levels</text:p>
      <text:p text:style-name="P16"><text:s text:c="16"/>3) <text:s/>Clearing causes an increase in soil temperature</text:p>
      <text:p text:style-name="P16"><text:s text:c="16"/>4) <text:s/>Burning causes an increase in soil temperature</text:p>
      <text:p text:style-name="P16"><text:s text:c="16"/>5) <text:s/>An increase in soil temperature causes an increase in the rate of</text:p>
      <text:p text:style-name="P16"><text:s text:c="20"/>decomposition of organic matter</text:p>
      <text:p text:style-name="P16"/>
      <text:p text:style-name="P9">‘Burning’ can be either a process or an action. If it is used as a management tool, it is an</text:p>
      <text:p text:style-name="P9">action, otherwise it is a process. In any knowledge base it can only be used as one or the</text:p>
      <text:p text:style-name="P9">other, it cannot be entered as both action and process. If some statements also refer to</text:p>
      <text:p text:style-name="P9">burning brought about by natural causes then another term must be found, either ‘fire’ as an</text:p>
      <text:p text:style-name="P9">object, or ‘conflagration’ as a process.</text:p>
      <text:p text:style-name="P16"/>
      <text:p text:style-name="P16"/>
      <text:p text:style-name="P16">Each of these statements can be represented in the diagramming interface as a pair of nodes</text:p>
      <text:p text:style-name="P16">and a link between them. In the case of the first statement the two nodes are ‘burning’ – an action – and ‘number of pests’ – an attribute (number) of an object (pests). To represent this</text:p>
      <text:p text:style-name="P16">statement, do the following:</text:p>
      <text:p text:style-name="P16"/>
      <text:p text:style-name="P16"><text:span text:style-name="Default_20_Paragraph_20_Font"><text:span text:style-name="T1">Start a new knowledge base. <text:s/></text:span></text:span><text:s/></text:p>
      <text:p text:style-name="P16">We do this to avoid entering duplicate statements into the same knowledge base you worked with so far.</text:p>
      <text:list xml:id="list2626467384" text:style-name="L7">
        <text:list-item>
          <text:p text:style-name="P43"><text:soft-page-break/>Under the <text:span text:style-name="T1">File</text:span> menu, select the command <text:span text:style-name="T1">New</text:span><text:span text:style-name="T17">, </text:span><text:span text:style-name="T18">giving the knowledge base a new name.</text:span></text:p>
        </text:list-item>
        <text:list-item>
          <text:p text:style-name="P43">In the small popup dialog window, enter a name for the knowledge base.</text:p>
        </text:list-item>
        <text:list-item>
          <text:p text:style-name="P43">Click the OK button.</text:p>
        </text:list-item>
      </text:list>
      <text:p text:style-name="P16"/>
      <text:p text:style-name="P16"><text:span text:style-name="Default_20_Paragraph_20_Font"><text:span text:style-name="T1">Create a “site burning” node</text:span></text:span></text:p>
      <text:list xml:id="list2377694142" text:style-name="L8">
        <text:list-item>
          <text:p text:style-name="P44">Click the <text:span text:style-name="Default_20_Paragraph_20_Font"><text:span text:style-name="T1">Action </text:span></text:span>button from the <text:span text:style-name="Default_20_Paragraph_20_Font"><text:span text:style-name="T1">Add node</text:span></text:span> box on the left-hand side of the diagram screen.</text:p>
        </text:list-item>
        <text:list-item>
          <text:p text:style-name="P44">Move your cursor onto the drawing area and double-click where you want the node to go. A dialog box will appear, asking for details of the action.</text:p>
        </text:list-item>
        <text:list-item>
          <text:p text:style-name="P44">Enter the name <text:span text:style-name="Default_20_Paragraph_20_Font"><text:span text:style-name="T1">burning </text:span></text:span>in the <text:span text:style-name="Default_20_Paragraph_20_Font"><text:span text:style-name="T1">Action </text:span></text:span>field. <text:s/></text:p>
        </text:list-item>
        <text:list-item>
          <text:p text:style-name="P36">Enter the word <text:span text:style-name="Default_20_Paragraph_20_Font"><text:span text:style-name="T1">site </text:span></text:span>in the <text:span text:style-name="Default_20_Paragraph_20_Font"><text:span text:style-name="T1">Object1 </text:span></text:span>field. <text:s text:c="2"/><text:line-break/>Actions may refer to one or two objects (Object1 and Object2 in the dialog). <text:s text:c="2"/>These are like the subject and object of the action verb. <text:s text:c="2"/>Both are optional, but it is useful here to add in a word such as site to provide a context for the action.</text:p>
        </text:list-item>
        <text:list-item>
          <text:p text:style-name="P36">Click the <text:span text:style-name="Default_20_Paragraph_20_Font"><text:span text:style-name="T1">Accept </text:span></text:span>button (to accept the two entries you have made in the form).</text:p>
        </text:list-item>
        <text:list-item>
          <text:p text:style-name="P36">Click the <text:span text:style-name="Default_20_Paragraph_20_Font"><text:span text:style-name="T1">OK </text:span></text:span>button to close the dialog. <text:s text:c="2"/>Note that an Action node has now appeared in your diagram.</text:p>
        </text:list-item>
      </text:list>
      <text:p text:style-name="P15"/>
      <text:p text:style-name="P15">Create a “pests number” node</text:p>
      <text:list xml:id="list4073817372" text:style-name="L9">
        <text:list-item>
          <text:p text:style-name="P45">Click the <text:span text:style-name="Default_20_Paragraph_20_Font"><text:span text:style-name="T1">Attribute </text:span></text:span>button from the <text:span text:style-name="Default_20_Paragraph_20_Font"><text:span text:style-name="T1">Add node</text:span></text:span> box on the left-hand side of the diagram screen.</text:p>
        </text:list-item>
        <text:list-item>
          <text:p text:style-name="P45">Move your cursor onto the drawing area and double-click where you want the node to go. A dialog box will appear, asking for details of the attribute.</text:p>
        </text:list-item>
        <text:list-item>
          <text:p text:style-name="P45">Choose the option which says that “The node is an attribute of … an object”.</text:p>
        </text:list-item>
        <text:list-item>
          <text:p text:style-name="P45">Enter the word <text:span text:style-name="Default_20_Paragraph_20_Font"><text:span text:style-name="T1">pests </text:span></text:span>in the <text:span text:style-name="Default_20_Paragraph_20_Font"><text:span text:style-name="T1">Object </text:span></text:span>field.</text:p>
        </text:list-item>
        <text:list-item>
          <text:p text:style-name="P45">Enter the word <text:span text:style-name="Default_20_Paragraph_20_Font"><text:span text:style-name="T1">numbers </text:span></text:span>in the <text:span text:style-name="Default_20_Paragraph_20_Font"><text:span text:style-name="T1">Attribute </text:span></text:span>field.</text:p>
        </text:list-item>
        <text:list-item>
          <text:p text:style-name="P45">Click the <text:span text:style-name="Default_20_Paragraph_20_Font"><text:span text:style-name="T1">Accept </text:span></text:span>button (to accept the two entries you have made in the form).</text:p>
        </text:list-item>
        <text:list-item>
          <text:p text:style-name="P45">Click the <text:span text:style-name="Default_20_Paragraph_20_Font"><text:span text:style-name="T1">OK </text:span></text:span>button to close the dialog. <text:s text:c="2"/>Note that an Attribute node has now appeared in your diagram.</text:p>
        </text:list-item>
      </text:list>
      <text:p text:style-name="P16"/>
      <text:p text:style-name="P15">Link the two nodes</text:p>
      <text:list xml:id="list2258748416" text:style-name="L10">
        <text:list-item>
          <text:p text:style-name="P37">Click the <text:span text:style-name="Default_20_Paragraph_20_Font"><text:span text:style-name="T1">Causes1way </text:span></text:span>button from the <text:span text:style-name="Default_20_Paragraph_20_Font"><text:span text:style-name="T1">Add link</text:span></text:span> box on the left-hand side of the diagram window.</text:p>
        </text:list-item>
        <text:list-item>
          <text:p text:style-name="P37">Move the mouse pointer to the <text:span text:style-name="Default_20_Paragraph_20_Font"><text:span text:style-name="T1">site burning</text:span></text:span> node, press and hold the mouse button, and drag the cursor to the <text:span text:style-name="Default_20_Paragraph_20_Font"><text:span text:style-name="T1">pests numbe</text:span></text:span>r node.</text:p>
        </text:list-item>
      </text:list>
      <text:p text:style-name="P6"/>
      <text:p text:style-name="P14">Enter details for the causal arc</text:p>
      <text:list xml:id="list1622828642" text:style-name="L11">
        <text:list-item>
          <text:p text:style-name="P38">Double-click on the arc you have just drawn.</text:p>
        </text:list-item>
        <text:list-item>
          <text:p text:style-name="P38">A dialog panel appears. <text:s text:c="2"/>Because one of the nodes (the target, i.e. the effect, node) is an attribute node, you can enter the value for the attribute <text:span text:style-name="Default_20_Paragraph_20_Font"><text:span text:style-name="T1">number</text:span></text:span>. <text:s text:c="2"/>In this case, the value is <text:span text:style-name="Default_20_Paragraph_20_Font"><text:span text:style-name="T1">decrease</text:span></text:span>, so enter this in the first field.</text:p>
        </text:list-item>
      </text:list>
      <text:p text:style-name="P6"/>
      <text:p text:style-name="P14">Enter the remaining 4 causal statements</text:p>
      <text:list xml:id="list1445698083" text:style-name="L12">
        <text:list-item>
          <text:p text:style-name="P47">Now enter the remaining 4 causal arcs, following the same procedures. Note that <text:span text:style-name="Default_20_Paragraph_20_Font"><text:span text:style-name="T1">clearing</text:span></text:span>, like burning, is an action and therefore needs an object. In this case as well, ‘site’ would be a valid object. </text:p>
        </text:list-item>
        <text:list-item>
          <text:p text:style-name="P49">Look at the statements panel.<text:line-break/>You should see the 5 causal statements listed.</text:p>
          <text:p text:style-name="P48"/>
        </text:list-item>
      </text:list>
      <text:p text:style-name="Normal"/>
      <text:p text:style-name="Normal"/>
      <text:p text:style-name="Normal"/>
      <text:p text:style-name="Normal"><text:soft-page-break/></text:p>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enQuanYi Micro Hei" svg:font-family="'WenQuanYi Micro Hei'" style:font-family-generic="system"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next-style-name="Normal" style:default-outline-level="1" style:class="text">
      <style:paragraph-properties fo:margin-left="0cm" fo:margin-right="0.065cm" fo:line-height="106%" fo:text-align="center" style:justify-single-word="false" fo:keep-together="always" fo:hyphenation-ladder-count="no-limit" fo:text-indent="0cm" style:auto-text-indent="false" fo:padding="0cm" fo:border="2.24pt solid #000000" style:shadow="none" fo:keep-with-next="always">
        <style:tab-stops>
          <style:tab-stop style:position="0.762cm"/>
        </style:tab-stops>
      </style:paragraph-properties>
      <style:text-properties fo:color="#000000" loext:opacity="100%" style:font-name="Arial" fo:font-family="Arial" style:font-family-generic="swiss" style:font-pitch="variable" fo:font-size="16pt" fo:language="en" fo:country="US" fo:font-weight="bold" style:letter-kerning="true" style:font-name-asian="Arial" style:font-family-asian="Arial" style:font-family-generic-asian="swiss" style:font-pitch-asian="variable" style:font-size-asian="16pt" style:language-asian="zh" style:country-asian="CN" style:font-weight-asian="bold" style:font-name-complex="Arial" style:font-family-complex="Arial" style:font-family-generic-complex="swiss" style:font-pitch-complex="variable" style:font-size-complex="11pt" fo:hyphenate="false" loext:hyphenation-no-caps="false"/>
    </style:style>
    <style:style style:name="Heading_20_2" style:display-name="Heading 2" style:family="paragraph" style:next-style-name="Normal" style:default-outline-level="2" style:class="text">
      <style:paragraph-properties fo:margin-top="0cm" fo:margin-bottom="0.007cm" style:contextual-spacing="false" fo:line-height="105%" fo:keep-together="always" fo:hyphenation-ladder-count="no-limit" fo:keep-with-next="always"/>
      <style:text-properties fo:color="#000000" loext:opacity="100%" style:font-name="Arial" fo:font-family="Arial" style:font-family-generic="swiss" style:font-pitch="variable" fo:font-size="12pt" fo:language="en" fo:country="US" fo:font-weight="bold" style:letter-kerning="true" style:font-name-asian="Arial" style:font-family-asian="Arial" style:font-family-generic-asian="swiss" style:font-pitch-asian="variable" style:font-size-asian="12pt" style:language-asian="zh" style:country-asian="CN" style:font-weight-asian="bold" style:font-name-complex="Arial" style:font-family-complex="Arial" style:font-family-generic-complex="swiss" style:font-pitch-complex="variable" style:font-size-complex="11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style:style>
    <style:style style:name="Normal" style:family="paragraph">
      <style:paragraph-properties fo:hyphenation-ladder-count="no-limit"/>
      <style:text-properties style:font-name="Liberation Serif" fo:font-family="'Liberation Serif'" style:font-family-generic="roman" style:font-pitch="variable" fo:font-size="12pt" style:letter-kerning="tru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Body_20_Text" style:display-name="Body Text" style:family="paragraph" style:parent-style-name="Normal">
      <style:paragraph-properties fo:margin-top="0cm" fo:margin-bottom="0.247cm" style:contextual-spacing="false" fo:line-height="120%" fo:hyphenation-ladder-count="no-limit"/>
      <style:text-properties fo:hyphenate="false" loext:hyphenation-no-caps="false"/>
    </style:style>
    <style:style style:name="List" style:family="paragraph" style:parent-style-name="Body_20_Text" style:class="list">
      <style:paragraph-properties fo:hyphenation-ladder-count="no-limit"/>
      <style:text-properties fo:hyphenate="false" loext:hyphenation-no-caps="false"/>
    </style:style>
    <style:style style:name="Caption" style:family="paragraph" style:parent-style-name="Normal"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_20_Paragraph" style:display-name="List Paragraph"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Style1" style:family="paragraph" style:parent-style-name="Normal" style:default-outline-level="2" style:list-style-name="">
      <style:paragraph-properties fo:margin-left="1.016cm" fo:margin-right="0cm" fo:margin-top="0cm" fo:margin-bottom="0.007cm" style:contextual-spacing="false" fo:line-height="105%" fo:keep-together="always" fo:hyphenation-ladder-count="no-limit" fo:text-indent="-1.016cm" style:auto-text-indent="false" fo:keep-with-next="always">
        <style:tab-stops>
          <style:tab-stop style:position="0cm"/>
        </style:tab-stops>
      </style:paragraph-properties>
      <style:text-properties fo:color="#000000" loext:opacity="100%" style:font-name="Arial" fo:font-family="Arial" style:font-family-generic="swiss" style:font-pitch="variable" fo:language="en" fo:country="US"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Style2" style:family="paragraph" style:parent-style-name="Normal" style:default-outline-level="2" style:list-style-name="">
      <style:paragraph-properties fo:margin-left="1.016cm" fo:margin-right="0cm" fo:margin-top="0cm" fo:margin-bottom="0.007cm" style:contextual-spacing="false" fo:line-height="105%" fo:keep-together="always" fo:hyphenation-ladder-count="no-limit" fo:text-indent="-1.016cm" style:auto-text-indent="false" fo:keep-with-next="always">
        <style:tab-stops>
          <style:tab-stop style:position="0cm"/>
        </style:tab-stops>
      </style:paragraph-properties>
      <style:text-properties fo:color="#c45911" loext:opacity="100%" style:font-name="Arial" fo:font-family="Arial" style:font-family-generic="swiss" style:font-pitch="variable" fo:font-size="16pt" fo:language="en" fo:country="US"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fo:hyphenate="false" loext:hyphenation-no-caps="false"/>
    </style:style>
    <style:style style:name="Default_20_Paragraph_20_Font" style:display-name="Default Paragraph Font" style:family="text"/>
    <style:style style:name="Hyperlink"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Style1_20_Char" style:display-name="Style1 Char" style:family="text" style:parent-style-name="Default_20_Paragraph_20_Font">
      <style:text-properties fo:color="#000000" loext:opacity="100%" style:font-name="Arial" fo:font-family="Arial" style:font-family-generic="swiss" style:font-pitch="variable" fo:font-size="12pt" fo:language="en" fo:country="US" fo:font-weight="bold" style:font-name-asian="Arial" style:font-family-asian="Arial" style:font-family-generic-asian="swiss" style:font-pitch-asian="variable" style:font-size-asian="12pt" style:language-asian="zh" style:country-asian="CN" style:font-weight-asian="bold" style:font-name-complex="Arial" style:font-family-complex="Arial" style:font-family-generic-complex="swiss" style:font-pitch-complex="variable" style:font-size-complex="12pt" style:font-weight-complex="bold"/>
    </style:style>
    <style:style style:name="Style2_20_Char" style:display-name="Style2 Char" style:family="text" style:parent-style-name="Default_20_Paragraph_20_Font">
      <style:text-properties fo:color="#c45911" loext:opacity="100%" style:font-name="Arial" fo:font-family="Arial" style:font-family-generic="swiss" style:font-pitch="variable" fo:font-size="16pt" fo:language="en" fo:country="US" fo:font-weight="bold" style:font-name-asian="Arial" style:font-family-asian="Arial" style:font-family-generic-asian="swiss" style:font-pitch-asian="variable" style:font-size-asian="16pt" style:language-asian="zh" style:country-asian="CN" style:font-weight-asian="bold" style:font-name-complex="Arial" style:font-family-complex="Arial" style:font-family-generic-complex="swiss" style:font-pitch-complex="variable" style:font-size-complex="16pt" style:font-weight-complex="bol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Yu Gothic Light" style:font-family-asian="'Yu Gothic Light'"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Calibri" fo:font-family="Calibri" style:font-family-generic="swiss" style:font-pitch="variable"/>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Calibri" fo:font-family="Calibri" style:font-family-generic="swiss" style:font-pitch="variable"/>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Calibri" fo:font-family="Calibri" style:font-family-generic="swiss" style:font-pitch="variable"/>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Calibri" fo:font-family="Calibri" style:font-family-generic="swiss" style:font-pitch="variable"/>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Calibri" fo:font-family="Calibri" style:font-family-generic="swiss" style:font-pitch="variable"/>
    </style:style>
    <style:style style:name="WW_5f_CharLFO26LVL2" style:display-name="WW_CharLFO26LVL2" style:family="text">
      <style:text-properties style:font-name="Courier New" fo:font-family="'Courier New'" style:font-family-generic="modern" style:font-pitch="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
    <meta:creation-date>2024-01-28T22:36:00Z</meta:creation-date>
    <dc:date>2024-04-11T11:19:45.767484062</dc:date>
    <meta:print-date>2024-04-11T09:44:04.176168527</meta:print-date>
    <meta:editing-cycles>10</meta:editing-cycles>
    <meta:editing-duration>P4DT15H37M4S</meta:editing-duration>
    <meta:document-statistic meta:table-count="0" meta:image-count="0" meta:object-count="0" meta:page-count="17" meta:paragraph-count="257" meta:word-count="5549" meta:character-count="32132" meta:non-whitespace-character-count="26372"/>
    <meta:template xlink:type="simple" xlink:actuate="onRequest" xlink:title="" xlink:href="Normal.dotm"/>
  </office:meta>
</office:document-meta>
</file>